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Mono" svg:font-family="'Noto Mono'" style:font-adornments="Regular"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table:align="left" style:writing-mode="page"/>
    </style:style>
    <style:style style:name="Table1.A" style:family="table-column">
      <style:table-column-properties style:column-width="1.75in"/>
    </style:style>
    <style:style style:name="Table1.B" style:family="table-column">
      <style:table-column-properties style:column-width="4.93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7in" fo:margin-left="0.05in" fo:margin-top="0.05in" fo:margin-bottom="0.05in" table:align="left" style:writing-mode="page"/>
    </style:style>
    <style:style style:name="Table2.A" style:family="table-column">
      <style:table-column-properties style:column-width="2.7486in"/>
    </style:style>
    <style:style style:name="Table2.B" style:family="table-column">
      <style:table-column-properties style:column-width="3.951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1667in" fo:margin-left="0.5354in" table:align="left" style:writing-mode="page"/>
    </style:style>
    <style:style style:name="Table3.A" style:family="table-column">
      <style:table-column-properties style:column-width="2.8125in"/>
    </style:style>
    <style:style style:name="Table3.B" style:family="table-column">
      <style:table-column-properties style:column-width="3.3542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3.625in" fo:margin-left="0.4729in" table:align="left" style:writing-mode="page"/>
    </style:style>
    <style:style style:name="Table4.A" style:family="table-column">
      <style:table-column-properties style:column-width="1.3125in"/>
    </style:style>
    <style:style style:name="Table4.B" style:family="table-column">
      <style:table-column-properties style:column-width="2.312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page"/>
    </style:style>
    <style:style style:name="Table5.A" style:family="table-column">
      <style:table-column-properties style:column-width="2.8125in"/>
    </style:style>
    <style:style style:name="Table5.B" style:family="table-column">
      <style:table-column-properties style:column-width="1.875in"/>
    </style:style>
    <style:style style:name="Table5.C" style:family="table-column">
      <style:table-column-properties style:column-width="2.0104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7" style:family="table-row">
      <style:table-row-properties style:min-row-height="0.3167in"/>
    </style:style>
    <style:style style:name="Table6" style:family="table">
      <style:table-properties style:width="3.375in" table:align="left" style:writing-mode="page"/>
    </style:style>
    <style:style style:name="Table6.A" style:family="table-column">
      <style:table-column-properties style:column-width="2.125in"/>
    </style:style>
    <style:style style:name="Table6.B" style:family="table-column">
      <style:table-column-properties style:column-width="1.2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3in" table:align="left" style:writing-mode="page"/>
    </style:style>
    <style:style style:name="Table7.A" style:family="table-column">
      <style:table-column-properties style:column-width="0.3264in"/>
    </style:style>
    <style:style style:name="Table7.B" style:family="table-column">
      <style:table-column-properties style:column-width="0.3611in"/>
    </style:style>
    <style:style style:name="Table7.C" style:family="table-column">
      <style:table-column-properties style:column-width="0.4375in"/>
    </style:style>
    <style:style style:name="Table7.E" style:family="table-column">
      <style:table-column-properties style:column-width="0.375in"/>
    </style:style>
    <style:style style:name="Table7.G" style:family="table-column">
      <style:table-column-properties style:column-width="0.625in"/>
    </style:style>
    <style:style style:name="Table7.A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8" style:family="table">
      <style:table-properties style:width="0.9375in" table:align="left" style:writing-mode="page"/>
    </style:style>
    <style:style style:name="Table8.A" style:family="table-column">
      <style:table-column-properties style:column-width="0.375in"/>
    </style:style>
    <style:style style:name="Table8.B" style:family="table-column">
      <style:table-column-properties style:column-width="0.5625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writing-mode="page"/>
    </style:style>
    <style:style style:name="Table9.A" style:family="table-column">
      <style:table-column-properties style:column-width="1.6736in" style:rel-column-width="16383*"/>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page"/>
    </style:style>
    <style:style style:name="Table10.A" style:family="table-column">
      <style:table-column-properties style:column-width="3.3479in" style:rel-column-width="3276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7.375in" fo:margin-left="-0.3708in" table:align="left" style:writing-mode="page"/>
    </style:style>
    <style:style style:name="Table11.A" style:family="table-column">
      <style:table-column-properties style:column-width="0.625in"/>
    </style:style>
    <style:style style:name="Table11.B" style:family="table-column">
      <style:table-column-properties style:column-width="6.75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2396in" fo:margin-left="0.4625in" table:align="left" style:writing-mode="page"/>
    </style:style>
    <style:style style:name="Table12.A" style:family="table-column">
      <style:table-column-properties style:column-width="1.7708in"/>
    </style:style>
    <style:style style:name="Table12.B" style:family="table-column">
      <style:table-column-properties style:column-width="2.2292in"/>
    </style:style>
    <style:style style:name="Table12.C" style:family="table-column">
      <style:table-column-properties style:column-width="2.2396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P1" style:family="paragraph" style:parent-style-name="Text_20_body">
      <style:text-properties officeooo:rsid="00017c18" officeooo:paragraph-rsid="00046a6c"/>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rsid="001cf90c" officeooo:paragraph-rsid="001cf90c"/>
    </style:style>
    <style:style style:name="P4" style:family="paragraph" style:parent-style-name="Text_20_body">
      <style:paragraph-properties fo:text-align="justify" style:justify-single-word="false"/>
      <style:text-properties officeooo:rsid="001cf90c" officeooo:paragraph-rsid="001eff8c"/>
    </style:style>
    <style:style style:name="P5" style:family="paragraph" style:parent-style-name="Text_20_body">
      <style:paragraph-properties fo:text-align="justify" style:justify-single-word="false"/>
      <style:text-properties officeooo:rsid="001415fa" officeooo:paragraph-rsid="001e0f70"/>
    </style:style>
    <style:style style:name="P6" style:family="paragraph" style:parent-style-name="Text_20_body">
      <style:paragraph-properties fo:text-align="justify" style:justify-single-word="false"/>
      <style:text-properties officeooo:rsid="0007ec5e" officeooo:paragraph-rsid="001e0f70"/>
    </style:style>
    <style:style style:name="P7" style:family="paragraph" style:parent-style-name="Text_20_body">
      <style:paragraph-properties fo:text-align="justify" style:justify-single-word="false"/>
      <style:text-properties officeooo:rsid="000724b3" officeooo:paragraph-rsid="001e0f70"/>
    </style:style>
    <style:style style:name="P8" style:family="paragraph" style:parent-style-name="Text_20_body">
      <style:paragraph-properties fo:text-align="justify" style:justify-single-word="false"/>
      <style:text-properties officeooo:rsid="001eff8c" officeooo:paragraph-rsid="001eff8c"/>
    </style:style>
    <style:style style:name="P9" style:family="paragraph" style:parent-style-name="Text_20_body">
      <style:paragraph-properties fo:text-align="justify" style:justify-single-word="false"/>
      <style:text-properties officeooo:rsid="00255dc4" officeooo:paragraph-rsid="003bfff3"/>
    </style:style>
    <style:style style:name="P10" style:family="paragraph" style:parent-style-name="Text_20_body">
      <style:text-properties officeooo:rsid="004085d3" officeooo:paragraph-rsid="004085d3"/>
    </style:style>
    <style:style style:name="P11" style:family="paragraph" style:parent-style-name="Text_20_body">
      <style:text-properties fo:font-weight="normal" officeooo:rsid="004085d3" officeooo:paragraph-rsid="004085d3" style:font-weight-asian="normal" style:font-weight-complex="normal"/>
    </style:style>
    <style:style style:name="P12" style:family="paragraph" style:parent-style-name="Text_20_body">
      <style:paragraph-properties fo:text-align="start" style:justify-single-word="false"/>
      <style:text-properties officeooo:paragraph-rsid="00d81177"/>
    </style:style>
    <style:style style:name="P13" style:family="paragraph" style:parent-style-name="Text_20_body">
      <style:text-properties officeooo:rsid="00c54a8f" officeooo:paragraph-rsid="00c54a8f"/>
    </style:style>
    <style:style style:name="P14" style:family="paragraph" style:parent-style-name="Text_20_body">
      <style:paragraph-properties fo:text-align="justify" style:justify-single-word="false"/>
      <style:text-properties officeooo:rsid="00c54a8f" officeooo:paragraph-rsid="00c54a8f"/>
    </style:style>
    <style:style style:name="P15" style:family="paragraph" style:parent-style-name="Text_20_body">
      <style:paragraph-properties fo:text-align="justify" style:justify-single-word="false"/>
      <style:text-properties officeooo:rsid="00c88cba" officeooo:paragraph-rsid="00c88cba"/>
    </style:style>
    <style:style style:name="P16" style:family="paragraph" style:parent-style-name="Text_20_body">
      <style:paragraph-properties fo:text-align="justify" style:justify-single-word="false"/>
      <style:text-properties officeooo:rsid="00c8cc4b" officeooo:paragraph-rsid="00c8cc4b"/>
    </style:style>
    <style:style style:name="P17" style:family="paragraph" style:parent-style-name="Text_20_body">
      <style:paragraph-properties fo:text-align="justify" style:justify-single-word="false"/>
      <style:text-properties officeooo:rsid="00cab026" officeooo:paragraph-rsid="00cab026"/>
    </style:style>
    <style:style style:name="P18" style:family="paragraph" style:parent-style-name="Text_20_body">
      <style:paragraph-properties fo:text-align="justify" style:justify-single-word="false"/>
      <style:text-properties officeooo:rsid="00d25f78" officeooo:paragraph-rsid="00d25f78"/>
    </style:style>
    <style:style style:name="P19" style:family="paragraph" style:parent-style-name="Text_20_body">
      <style:text-properties officeooo:rsid="00d33ec2" officeooo:paragraph-rsid="00d33ec2"/>
    </style:style>
    <style:style style:name="P20" style:family="paragraph" style:parent-style-name="Text_20_body">
      <style:paragraph-properties fo:text-align="justify" style:justify-single-word="false"/>
      <style:text-properties officeooo:rsid="00d33ec2" officeooo:paragraph-rsid="00d33ec2"/>
    </style:style>
    <style:style style:name="P21" style:family="paragraph" style:parent-style-name="Standard">
      <style:text-properties officeooo:paragraph-rsid="00bf22aa"/>
    </style:style>
    <style:style style:name="P22" style:family="paragraph" style:parent-style-name="Table_20_Contents">
      <style:paragraph-properties fo:text-align="justify" style:justify-single-word="false"/>
      <style:text-properties officeooo:rsid="00c7493c" officeooo:paragraph-rsid="00c7493c"/>
    </style:style>
    <style:style style:name="P23" style:family="paragraph" style:parent-style-name="Table_20_Contents">
      <style:paragraph-properties fo:text-align="justify" style:justify-single-word="false"/>
      <style:text-properties officeooo:rsid="00c7493c" officeooo:paragraph-rsid="00c8cc4b"/>
    </style:style>
    <style:style style:name="P24" style:family="paragraph" style:parent-style-name="Table_20_Contents">
      <style:paragraph-properties fo:text-align="start" style:justify-single-word="false"/>
      <style:text-properties officeooo:rsid="00c7493c" officeooo:paragraph-rsid="00c8cc4b"/>
    </style:style>
    <style:style style:name="P25" style:family="paragraph" style:parent-style-name="Table_20_Contents">
      <style:paragraph-properties fo:text-align="justify" style:justify-single-word="false"/>
      <style:text-properties officeooo:rsid="00c80403" officeooo:paragraph-rsid="00c80403"/>
    </style:style>
    <style:style style:name="P26" style:family="paragraph" style:parent-style-name="Table_20_Contents">
      <style:paragraph-properties fo:text-align="start" style:justify-single-word="false"/>
      <style:text-properties officeooo:rsid="00c80403" officeooo:paragraph-rsid="00c80403"/>
    </style:style>
    <style:style style:name="P27" style:family="paragraph" style:parent-style-name="Table_20_Contents">
      <style:paragraph-properties fo:text-align="start" style:justify-single-word="false"/>
      <style:text-properties officeooo:rsid="00c80403" officeooo:paragraph-rsid="00c96e5f"/>
    </style:style>
    <style:style style:name="P28" style:family="paragraph" style:parent-style-name="Table_20_Contents">
      <style:paragraph-properties fo:text-align="start" style:justify-single-word="false"/>
      <style:text-properties officeooo:rsid="00c80403" officeooo:paragraph-rsid="00cc9c4e"/>
    </style:style>
    <style:style style:name="P29" style:family="paragraph" style:parent-style-name="Table_20_Contents">
      <style:paragraph-properties fo:text-align="justify" style:justify-single-word="false"/>
      <style:text-properties fo:font-weight="bold" officeooo:rsid="00c80403" officeooo:paragraph-rsid="00c80403" style:font-weight-asian="bold" style:font-weight-complex="bold"/>
    </style:style>
    <style:style style:name="P30" style:family="paragraph" style:parent-style-name="Table_20_Contents">
      <style:paragraph-properties fo:text-align="justify" style:justify-single-word="false"/>
      <style:text-properties officeooo:rsid="00c96e5f" officeooo:paragraph-rsid="00c96e5f"/>
    </style:style>
    <style:style style:name="P31" style:family="paragraph" style:parent-style-name="Table_20_Contents">
      <style:paragraph-properties fo:text-align="start" style:justify-single-word="false"/>
      <style:text-properties officeooo:rsid="00c96e5f" officeooo:paragraph-rsid="00c96e5f"/>
    </style:style>
    <style:style style:name="P32" style:family="paragraph" style:parent-style-name="Table_20_Contents">
      <style:paragraph-properties fo:text-align="start" style:justify-single-word="false"/>
      <style:text-properties officeooo:rsid="00c96e5f" officeooo:paragraph-rsid="00d0d564"/>
    </style:style>
    <style:style style:name="P33" style:family="paragraph" style:parent-style-name="Table_20_Contents">
      <style:paragraph-properties fo:text-align="justify" style:justify-single-word="false"/>
      <style:text-properties officeooo:rsid="00c99ac5" officeooo:paragraph-rsid="00c99ac5"/>
    </style:style>
    <style:style style:name="P34" style:family="paragraph" style:parent-style-name="Table_20_Contents">
      <style:paragraph-properties fo:text-align="justify" style:justify-single-word="false"/>
      <style:text-properties officeooo:rsid="00cc9c4e" officeooo:paragraph-rsid="00cc9c4e"/>
    </style:style>
    <style:style style:name="P35" style:family="paragraph" style:parent-style-name="Table_20_Contents">
      <style:paragraph-properties fo:text-align="justify" style:justify-single-word="false"/>
      <style:text-properties officeooo:rsid="00d0d564" officeooo:paragraph-rsid="00d0d564"/>
    </style:style>
    <style:style style:name="P36" style:family="paragraph" style:parent-style-name="Table_20_Contents">
      <style:paragraph-properties fo:text-align="start" style:justify-single-word="false"/>
      <style:text-properties officeooo:rsid="00d4567c" officeooo:paragraph-rsid="00d4567c"/>
    </style:style>
    <style:style style:name="P37" style:family="paragraph" style:parent-style-name="Table_20_Contents">
      <style:paragraph-properties fo:text-align="start" style:justify-single-word="false"/>
      <style:text-properties officeooo:rsid="00d81177" officeooo:paragraph-rsid="00d81177"/>
    </style:style>
    <style:style style:name="P38" style:family="paragraph" style:parent-style-name="Table_20_Contents">
      <style:paragraph-properties fo:margin-left="0.4925in" fo:margin-right="0in" fo:text-align="start" style:justify-single-word="false" fo:text-indent="0in" style:auto-text-indent="false"/>
      <style:text-properties officeooo:rsid="00c99ac5" officeooo:paragraph-rsid="00cece1c"/>
    </style:style>
    <style:style style:name="P39" style:family="paragraph" style:parent-style-name="Table_20_Contents">
      <style:paragraph-properties fo:margin-left="0.4925in" fo:margin-right="0in" fo:text-align="justify" style:justify-single-word="false" fo:text-indent="0in" style:auto-text-indent="false"/>
      <style:text-properties officeooo:rsid="00cd5146" officeooo:paragraph-rsid="00cd5146"/>
    </style:style>
    <style:style style:name="P40" style:family="paragraph" style:parent-style-name="Table_20_Contents">
      <style:paragraph-properties fo:margin-left="0.4925in" fo:margin-right="0in" fo:text-align="justify" style:justify-single-word="false" fo:text-indent="0in" style:auto-text-indent="false"/>
      <style:text-properties officeooo:rsid="00cdc282" officeooo:paragraph-rsid="00cdc282"/>
    </style:style>
    <style:style style:name="P41" style:family="paragraph" style:parent-style-name="Table_20_Contents">
      <style:paragraph-properties fo:margin-left="0.4925in" fo:margin-right="0in" fo:text-align="start" style:justify-single-word="false" fo:text-indent="0in" style:auto-text-indent="false"/>
      <style:text-properties officeooo:rsid="00cdc282" officeooo:paragraph-rsid="00cdc282"/>
    </style:style>
    <style:style style:name="P42" style:family="paragraph" style:parent-style-name="Table_20_Contents">
      <style:paragraph-properties fo:margin-left="0.4925in" fo:margin-right="0in" fo:text-align="justify" style:justify-single-word="false" fo:text-indent="0in" style:auto-text-indent="false"/>
      <style:text-properties officeooo:rsid="00d0d564" officeooo:paragraph-rsid="00d0d564"/>
    </style:style>
    <style:style style:name="P43" style:family="paragraph" style:parent-style-name="Table_20_Contents">
      <style:paragraph-properties fo:margin-left="0.4925in" fo:margin-right="0in" fo:text-align="start" style:justify-single-word="false" fo:text-indent="0in" style:auto-text-indent="false"/>
      <style:text-properties officeooo:rsid="00d4567c" officeooo:paragraph-rsid="00d4567c"/>
    </style:style>
    <style:style style:name="P44" style:family="paragraph" style:parent-style-name="Table_20_Contents">
      <style:paragraph-properties fo:margin-left="0.4925in" fo:margin-right="0in" fo:text-align="start" style:justify-single-word="false" fo:text-indent="0in" style:auto-text-indent="false"/>
      <style:text-properties officeooo:rsid="00d81177" officeooo:paragraph-rsid="00d81177"/>
    </style:style>
    <style:style style:name="P45" style:family="paragraph" style:parent-style-name="Table_20_Contents">
      <style:paragraph-properties fo:margin-left="0.9846in" fo:margin-right="0in" fo:text-align="justify" style:justify-single-word="false" fo:text-indent="0in" style:auto-text-indent="false"/>
      <style:text-properties officeooo:rsid="00cdc282" officeooo:paragraph-rsid="00cdc282"/>
    </style:style>
    <style:style style:name="P46" style:family="paragraph" style:parent-style-name="Table_20_Contents">
      <style:paragraph-properties fo:margin-left="0.9846in" fo:margin-right="0in" fo:text-align="justify" style:justify-single-word="false" fo:text-indent="0in" style:auto-text-indent="false"/>
      <style:text-properties officeooo:rsid="00cece1c" officeooo:paragraph-rsid="00cece1c"/>
    </style:style>
    <style:style style:name="P47" style:family="paragraph" style:parent-style-name="Table_20_Contents">
      <style:paragraph-properties fo:margin-left="0.9846in" fo:margin-right="0in" fo:text-align="justify" style:justify-single-word="false" fo:text-indent="0in" style:auto-text-indent="false"/>
      <style:text-properties officeooo:rsid="00d0d564" officeooo:paragraph-rsid="00d0d564"/>
    </style:style>
    <style:style style:name="P48" style:family="paragraph" style:parent-style-name="Standard" style:list-style-name="L7">
      <style:text-properties officeooo:paragraph-rsid="004d0b3b"/>
    </style:style>
    <style:style style:name="P49" style:family="paragraph" style:parent-style-name="Standard" style:list-style-name="L7">
      <style:text-properties officeooo:paragraph-rsid="0068bf8b"/>
    </style:style>
    <style:style style:name="P50" style:family="paragraph" style:parent-style-name="Standard" style:list-style-name="L7">
      <style:text-properties officeooo:paragraph-rsid="0068d4b2"/>
    </style:style>
    <style:style style:name="P51" style:family="paragraph" style:parent-style-name="Standard" style:list-style-name="L7">
      <style:text-properties officeooo:paragraph-rsid="00847778"/>
    </style:style>
    <style:style style:name="P52" style:family="paragraph" style:parent-style-name="Standard" style:list-style-name="L7">
      <style:text-properties officeooo:paragraph-rsid="00f82d92"/>
    </style:style>
    <style:style style:name="P53" style:family="paragraph" style:parent-style-name="Standard" style:list-style-name="L8">
      <style:text-properties officeooo:paragraph-rsid="00878fe9"/>
    </style:style>
    <style:style style:name="P54" style:family="paragraph" style:parent-style-name="Standard" style:list-style-name="L8">
      <style:text-properties officeooo:paragraph-rsid="00bf22aa"/>
    </style:style>
    <style:style style:name="P55" style:family="paragraph" style:parent-style-name="Standard" style:list-style-name="L8">
      <style:text-properties officeooo:paragraph-rsid="00fe4ed7"/>
    </style:style>
    <style:style style:name="P56" style:family="paragraph" style:parent-style-name="Standard" style:list-style-name="L8">
      <style:text-properties officeooo:paragraph-rsid="00ff90df"/>
    </style:style>
    <style:style style:name="P57" style:family="paragraph" style:parent-style-name="Standard" style:list-style-name="L8">
      <style:text-properties fo:font-weight="normal" officeooo:rsid="005759b8" officeooo:paragraph-rsid="00878fe9" style:font-weight-asian="normal" style:font-weight-complex="normal"/>
    </style:style>
    <style:style style:name="P58" style:family="paragraph" style:parent-style-name="Standard" style:list-style-name="L8">
      <style:text-properties officeooo:rsid="004fbc05" officeooo:paragraph-rsid="00878fe9"/>
    </style:style>
    <style:style style:name="P59" style:family="paragraph" style:parent-style-name="Standard" style:list-style-name="L7">
      <style:text-properties officeooo:rsid="00fb926b" officeooo:paragraph-rsid="00fb926b"/>
    </style:style>
    <style:style style:name="P60" style:family="paragraph" style:parent-style-name="Text_20_body" style:list-style-name="L1">
      <style:text-properties officeooo:rsid="00017c18" officeooo:paragraph-rsid="00046a6c"/>
    </style:style>
    <style:style style:name="P61" style:family="paragraph" style:parent-style-name="Text_20_body" style:list-style-name="L2">
      <style:paragraph-properties fo:text-align="justify" style:justify-single-word="false"/>
      <style:text-properties officeooo:rsid="00017c18" officeooo:paragraph-rsid="00017c18"/>
    </style:style>
    <style:style style:name="P62" style:family="paragraph" style:parent-style-name="Text_20_body" style:list-style-name="L2">
      <style:paragraph-properties fo:text-align="justify" style:justify-single-word="false"/>
      <style:text-properties officeooo:rsid="00046a6c" officeooo:paragraph-rsid="00046a6c"/>
    </style:style>
    <style:style style:name="P63" style:family="paragraph" style:parent-style-name="Text_20_body" style:list-style-name="L2">
      <style:paragraph-properties fo:text-align="justify" style:justify-single-word="false"/>
      <style:text-properties officeooo:rsid="000233ee" officeooo:paragraph-rsid="00046a6c"/>
    </style:style>
    <style:style style:name="P64" style:family="paragraph" style:parent-style-name="Text_20_body" style:list-style-name="L3">
      <style:text-properties officeooo:rsid="001415fa" officeooo:paragraph-rsid="001e0f70"/>
    </style:style>
    <style:style style:name="P65" style:family="paragraph" style:parent-style-name="Text_20_body" style:list-style-name="L4">
      <style:paragraph-properties fo:text-align="justify" style:justify-single-word="false"/>
      <style:text-properties officeooo:rsid="001415fa" officeooo:paragraph-rsid="0014c5dc"/>
    </style:style>
    <style:style style:name="P66" style:family="paragraph" style:parent-style-name="Text_20_body" style:list-style-name="L4">
      <style:paragraph-properties fo:text-align="justify" style:justify-single-word="false"/>
      <style:text-properties officeooo:rsid="0019597b" officeooo:paragraph-rsid="00b810db"/>
    </style:style>
    <style:style style:name="P67" style:family="paragraph" style:parent-style-name="Text_20_body" style:list-style-name="L4">
      <style:paragraph-properties fo:text-align="justify" style:justify-single-word="false"/>
      <style:text-properties officeooo:rsid="00524fd0" officeooo:paragraph-rsid="00b810db"/>
    </style:style>
    <style:style style:name="P68" style:family="paragraph" style:parent-style-name="Text_20_body" style:list-style-name="L5">
      <style:text-properties officeooo:paragraph-rsid="004a4fea"/>
    </style:style>
    <style:style style:name="P69" style:family="paragraph" style:parent-style-name="Text_20_body" style:list-style-name="L5">
      <style:text-properties officeooo:paragraph-rsid="0078e2eb"/>
    </style:style>
    <style:style style:name="P70" style:family="paragraph" style:parent-style-name="Text_20_body" style:list-style-name="L5">
      <style:text-properties fo:font-weight="normal" officeooo:rsid="00518699" officeooo:paragraph-rsid="00518699" style:font-weight-asian="normal" style:font-weight-complex="normal"/>
    </style:style>
    <style:style style:name="P71" style:family="paragraph" style:parent-style-name="Text_20_body" style:list-style-name="L6">
      <style:text-properties officeooo:paragraph-rsid="005fbb95"/>
    </style:style>
    <style:style style:name="P72" style:family="paragraph" style:parent-style-name="Text_20_body" style:list-style-name="L7">
      <style:text-properties officeooo:paragraph-rsid="008f10e6"/>
    </style:style>
    <style:style style:name="P73" style:family="paragraph" style:parent-style-name="Text_20_body" style:list-style-name="L7">
      <style:text-properties officeooo:paragraph-rsid="008eaf7f"/>
    </style:style>
    <style:style style:name="P74" style:family="paragraph" style:parent-style-name="Text_20_body" style:list-style-name="L7">
      <style:text-properties officeooo:paragraph-rsid="008aee66"/>
    </style:style>
    <style:style style:name="P75" style:family="paragraph" style:parent-style-name="Text_20_body" style:list-style-name="L7">
      <style:paragraph-properties fo:text-align="start" style:justify-single-word="false"/>
      <style:text-properties officeooo:paragraph-rsid="004c45e3"/>
    </style:style>
    <style:style style:name="P76" style:family="paragraph" style:parent-style-name="Text_20_body" style:list-style-name="L7">
      <style:paragraph-properties fo:text-align="start" style:justify-single-word="false"/>
      <style:text-properties officeooo:paragraph-rsid="00f80f61"/>
    </style:style>
    <style:style style:name="P77" style:family="paragraph" style:parent-style-name="Text_20_body">
      <style:paragraph-properties fo:text-align="start" style:justify-single-word="false"/>
      <style:text-properties officeooo:paragraph-rsid="00db1002"/>
    </style:style>
    <style:style style:name="P78" style:family="paragraph" style:parent-style-name="Text_20_body" style:list-style-name="L11">
      <style:paragraph-properties fo:text-align="start" style:justify-single-word="false"/>
      <style:text-properties officeooo:paragraph-rsid="01488ecb"/>
    </style:style>
    <style:style style:name="P79" style:family="paragraph" style:parent-style-name="Text_20_body" style:list-style-name="L9">
      <style:paragraph-properties fo:text-align="start" style:justify-single-word="false"/>
      <style:text-properties officeooo:rsid="00d33ec2" officeooo:paragraph-rsid="00d33ec2"/>
    </style:style>
    <style:style style:name="P80" style:family="paragraph" style:parent-style-name="Text_20_body" style:list-style-name="L10">
      <style:paragraph-properties fo:text-align="start" style:justify-single-word="false"/>
      <style:text-properties officeooo:rsid="00d81177" officeooo:paragraph-rsid="00d81177"/>
    </style:style>
    <style:style style:name="P81" style:family="paragraph" style:parent-style-name="Text_20_body">
      <style:paragraph-properties fo:text-align="justify" style:justify-single-word="false"/>
      <style:text-properties officeooo:rsid="00c54a8f" officeooo:paragraph-rsid="00c54a8f"/>
    </style:style>
    <style:style style:name="P82" style:family="paragraph" style:parent-style-name="Text_20_body">
      <style:paragraph-properties fo:text-align="justify" style:justify-single-word="false"/>
      <style:text-properties officeooo:rsid="00e6e107" officeooo:paragraph-rsid="00eb1a53"/>
    </style:style>
    <style:style style:name="P83" style:family="paragraph" style:parent-style-name="Text_20_body">
      <style:paragraph-properties fo:text-align="justify" style:justify-single-word="false"/>
      <style:text-properties officeooo:paragraph-rsid="00f1404e"/>
    </style:style>
    <style:style style:name="P84" style:family="paragraph" style:parent-style-name="Text_20_body">
      <style:paragraph-properties fo:text-align="justify" style:justify-single-word="false"/>
      <style:text-properties officeooo:paragraph-rsid="01105160"/>
    </style:style>
    <style:style style:name="P85" style:family="paragraph" style:parent-style-name="Text_20_body">
      <style:paragraph-properties fo:text-align="justify" style:justify-single-word="false"/>
      <style:text-properties officeooo:rsid="00c88cba" officeooo:paragraph-rsid="00eb1a53"/>
    </style:style>
    <style:style style:name="P86" style:family="paragraph" style:parent-style-name="Text_20_body">
      <style:paragraph-properties fo:text-align="justify" style:justify-single-word="false"/>
      <style:text-properties officeooo:rsid="00efb2f3" officeooo:paragraph-rsid="00efb2f3"/>
    </style:style>
    <style:style style:name="P87" style:family="paragraph" style:parent-style-name="Text_20_body">
      <style:paragraph-properties fo:text-align="justify" style:justify-single-word="false"/>
      <style:text-properties officeooo:rsid="00f1d847" officeooo:paragraph-rsid="00f1d847"/>
    </style:style>
    <style:style style:name="P88" style:family="paragraph" style:parent-style-name="Text_20_body">
      <style:paragraph-properties fo:text-align="justify" style:justify-single-word="false"/>
      <style:text-properties officeooo:rsid="00f781af" officeooo:paragraph-rsid="013c6376"/>
    </style:style>
    <style:style style:name="P89" style:family="paragraph" style:parent-style-name="Text_20_body">
      <style:paragraph-properties fo:text-align="start" style:justify-single-word="false"/>
      <style:text-properties officeooo:rsid="010763fa" officeooo:paragraph-rsid="013da6ec"/>
    </style:style>
    <style:style style:name="P90" style:family="paragraph" style:parent-style-name="Text_20_body">
      <style:paragraph-properties fo:text-align="justify" style:justify-single-word="false"/>
      <style:text-properties officeooo:rsid="01116a88" officeooo:paragraph-rsid="01116a88"/>
    </style:style>
    <style:style style:name="P91" style:family="paragraph" style:parent-style-name="Text_20_body">
      <style:paragraph-properties fo:text-align="justify" style:justify-single-word="false"/>
      <style:text-properties officeooo:rsid="011a73cf" officeooo:paragraph-rsid="013da6ec"/>
    </style:style>
    <style:style style:name="P92" style:family="paragraph" style:parent-style-name="Text_20_body">
      <style:paragraph-properties fo:text-align="justify" style:justify-single-word="false"/>
      <style:text-properties officeooo:rsid="011c5b97" officeooo:paragraph-rsid="011c5b97"/>
    </style:style>
    <style:style style:name="P93" style:family="paragraph" style:parent-style-name="Text_20_body">
      <style:paragraph-properties fo:text-align="justify" style:justify-single-word="false"/>
      <style:text-properties officeooo:rsid="012aff2d" officeooo:paragraph-rsid="012aff2d"/>
    </style:style>
    <style:style style:name="P94" style:family="paragraph" style:parent-style-name="Text_20_body">
      <style:paragraph-properties fo:text-align="justify" style:justify-single-word="false"/>
      <style:text-properties officeooo:rsid="0021723e" officeooo:paragraph-rsid="003bfff3"/>
    </style:style>
    <style:style style:name="P95" style:family="paragraph" style:parent-style-name="Text_20_body">
      <style:text-properties officeooo:rsid="01432698" officeooo:paragraph-rsid="01437d9e"/>
    </style:style>
    <style:style style:name="P96" style:family="paragraph" style:parent-style-name="Text_20_body">
      <style:paragraph-properties fo:text-align="justify" style:justify-single-word="false"/>
      <style:text-properties officeooo:rsid="01432698" officeooo:paragraph-rsid="01437d9e"/>
    </style:style>
    <style:style style:name="P97" style:family="paragraph" style:parent-style-name="Text_20_body" style:list-style-name="L11">
      <style:paragraph-properties fo:text-align="justify" style:justify-single-word="false"/>
      <style:text-properties officeooo:rsid="014330ae" officeooo:paragraph-rsid="014330ae"/>
    </style:style>
    <style:style style:name="P98" style:family="paragraph" style:parent-style-name="Text_20_body" style:list-style-name="L11">
      <style:paragraph-properties fo:text-align="justify" style:justify-single-word="false"/>
      <style:text-properties officeooo:rsid="01437d9e" officeooo:paragraph-rsid="01437d9e"/>
    </style:style>
    <style:style style:name="P99" style:family="paragraph" style:parent-style-name="Text_20_body" style:list-style-name="L11">
      <style:paragraph-properties fo:text-align="justify" style:justify-single-word="false"/>
      <style:text-properties officeooo:rsid="01451686" officeooo:paragraph-rsid="01451686"/>
    </style:style>
    <style:style style:name="P100" style:family="paragraph" style:parent-style-name="Text_20_body" style:list-style-name="L11">
      <style:paragraph-properties fo:text-align="justify" style:justify-single-word="false"/>
      <style:text-properties officeooo:rsid="0148d62f" officeooo:paragraph-rsid="0148d62f"/>
    </style:style>
    <style:style style:name="P101" style:family="paragraph" style:parent-style-name="Text_20_body" style:list-style-name="L11">
      <style:paragraph-properties fo:text-align="justify" style:justify-single-word="false"/>
      <style:text-properties officeooo:rsid="014f4b3d" officeooo:paragraph-rsid="014f4b3d"/>
    </style:style>
    <style:style style:name="P102" style:family="paragraph" style:parent-style-name="Text_20_body" style:list-style-name="L11">
      <style:paragraph-properties fo:text-align="justify" style:justify-single-word="false"/>
      <style:text-properties officeooo:rsid="0151341b" officeooo:paragraph-rsid="0151341b"/>
    </style:style>
    <style:style style:name="P103" style:family="paragraph" style:parent-style-name="Text_20_body">
      <style:paragraph-properties fo:text-align="justify" style:justify-single-word="false"/>
      <style:text-properties officeooo:rsid="015cd011" officeooo:paragraph-rsid="015e90cd"/>
    </style:style>
    <style:style style:name="P104" style:family="paragraph" style:parent-style-name="Text_20_body">
      <style:paragraph-properties fo:text-align="justify" style:justify-single-word="false"/>
      <style:text-properties officeooo:rsid="015fe988" officeooo:paragraph-rsid="015fe988"/>
    </style:style>
    <style:style style:name="P105" style:family="paragraph" style:parent-style-name="Text_20_body">
      <style:paragraph-properties fo:text-align="justify" style:justify-single-word="false"/>
      <style:text-properties officeooo:rsid="0163e428" officeooo:paragraph-rsid="0163e428"/>
    </style:style>
    <style:style style:name="P106" style:family="paragraph" style:parent-style-name="Text_20_body" style:list-style-name="L12">
      <style:paragraph-properties fo:text-align="start" style:justify-single-word="false"/>
      <style:text-properties officeooo:rsid="016ca34b" officeooo:paragraph-rsid="016ca34b"/>
    </style:style>
    <style:style style:name="P107" style:family="paragraph" style:parent-style-name="Heading_20_3">
      <style:text-properties officeooo:rsid="00c54a8f" officeooo:paragraph-rsid="00c54a8f"/>
    </style:style>
    <style:style style:name="P108" style:family="paragraph" style:parent-style-name="Heading_20_3">
      <style:text-properties officeooo:rsid="00d33ec2" officeooo:paragraph-rsid="00d33ec2"/>
    </style:style>
    <style:style style:name="P109" style:family="paragraph" style:parent-style-name="Heading_20_2">
      <style:text-properties officeooo:rsid="000233ee" officeooo:paragraph-rsid="000233ee"/>
    </style:style>
    <style:style style:name="P110" style:family="paragraph" style:parent-style-name="Heading_20_2">
      <style:text-properties officeooo:rsid="001cf90c" officeooo:paragraph-rsid="001cf90c"/>
    </style:style>
    <style:style style:name="P111" style:family="paragraph" style:parent-style-name="Heading_20_2">
      <style:text-properties officeooo:rsid="00046a6c" officeooo:paragraph-rsid="00046a6c"/>
    </style:style>
    <style:style style:name="P112" style:family="paragraph" style:parent-style-name="Heading_20_2">
      <style:text-properties officeooo:rsid="0007ec5e" officeooo:paragraph-rsid="0007ec5e"/>
    </style:style>
    <style:style style:name="P113" style:family="paragraph" style:parent-style-name="Heading_20_2">
      <style:text-properties officeooo:rsid="00efb2f3" officeooo:paragraph-rsid="00efb2f3"/>
    </style:style>
    <style:style style:name="P114" style:family="paragraph" style:parent-style-name="Heading_20_2">
      <style:text-properties officeooo:rsid="00f187ad" officeooo:paragraph-rsid="00f187ad"/>
    </style:style>
    <style:style style:name="P115" style:family="paragraph" style:parent-style-name="Heading_20_2">
      <style:text-properties officeooo:rsid="01432698" officeooo:paragraph-rsid="01432698"/>
    </style:style>
    <style:style style:name="P116" style:family="paragraph" style:parent-style-name="Table_20_Contents">
      <style:paragraph-properties fo:text-align="justify" style:justify-single-word="false"/>
      <style:text-properties officeooo:rsid="00e83ab2" officeooo:paragraph-rsid="00e83ab2"/>
    </style:style>
    <style:style style:name="P117" style:family="paragraph" style:parent-style-name="Table_20_Contents">
      <style:paragraph-properties fo:text-align="start" style:justify-single-word="false"/>
      <style:text-properties officeooo:rsid="00e83ab2" officeooo:paragraph-rsid="00e83ab2"/>
    </style:style>
    <style:style style:name="P118" style:family="paragraph" style:parent-style-name="Table_20_Contents">
      <style:paragraph-properties fo:text-align="start" style:justify-single-word="false"/>
      <style:text-properties officeooo:rsid="00e83ab2" officeooo:paragraph-rsid="00ecdcc4"/>
    </style:style>
    <style:style style:name="P119" style:family="paragraph" style:parent-style-name="Table_20_Contents">
      <style:paragraph-properties fo:text-align="justify" style:justify-single-word="false"/>
      <style:text-properties officeooo:rsid="00eda2f1" officeooo:paragraph-rsid="00eda2f1"/>
    </style:style>
    <style:style style:name="P120" style:family="paragraph" style:parent-style-name="Table_20_Contents">
      <style:paragraph-properties fo:text-align="justify" style:justify-single-word="false"/>
    </style:style>
    <style:style style:name="P121" style:family="paragraph" style:parent-style-name="Table_20_Contents">
      <style:paragraph-properties fo:text-align="justify" style:justify-single-word="false"/>
      <style:text-properties officeooo:paragraph-rsid="013da6ec"/>
    </style:style>
    <style:style style:name="P122" style:family="paragraph" style:parent-style-name="Table_20_Contents">
      <style:paragraph-properties fo:text-align="justify" style:justify-single-word="false"/>
      <style:text-properties officeooo:paragraph-rsid="016a06af"/>
    </style:style>
    <style:style style:name="P123" style:family="paragraph" style:parent-style-name="Table_20_Contents">
      <style:paragraph-properties fo:text-align="justify" style:justify-single-word="false"/>
      <style:text-properties officeooo:rsid="00f5e483" officeooo:paragraph-rsid="00f5e483"/>
    </style:style>
    <style:style style:name="P124" style:family="paragraph" style:parent-style-name="Table_20_Contents">
      <style:paragraph-properties fo:text-align="start" style:justify-single-word="false"/>
      <style:text-properties officeooo:rsid="00f5e483" officeooo:paragraph-rsid="00f5e483"/>
    </style:style>
    <style:style style:name="P125" style:family="paragraph" style:parent-style-name="Table_20_Contents">
      <style:paragraph-properties fo:text-align="justify" style:justify-single-word="false"/>
      <style:text-properties officeooo:rsid="01081c37" officeooo:paragraph-rsid="01081c37"/>
    </style:style>
    <style:style style:name="P126" style:family="paragraph" style:parent-style-name="Table_20_Contents">
      <style:paragraph-properties fo:text-align="start" style:justify-single-word="false"/>
      <style:text-properties officeooo:rsid="01081c37" officeooo:paragraph-rsid="01081c37"/>
    </style:style>
    <style:style style:name="P127" style:family="paragraph" style:parent-style-name="Table_20_Contents">
      <style:paragraph-properties fo:text-align="justify" style:justify-single-word="false"/>
      <style:text-properties officeooo:rsid="010821ed" officeooo:paragraph-rsid="010821ed"/>
    </style:style>
    <style:style style:name="P128" style:family="paragraph" style:parent-style-name="Table_20_Contents">
      <style:paragraph-properties fo:text-align="justify" style:justify-single-word="false"/>
      <style:text-properties officeooo:rsid="010c2ded" officeooo:paragraph-rsid="010c2ded"/>
    </style:style>
    <style:style style:name="P129" style:family="paragraph" style:parent-style-name="Table_20_Contents">
      <style:paragraph-properties fo:text-align="start" style:justify-single-word="false"/>
      <style:text-properties officeooo:rsid="010c2ded" officeooo:paragraph-rsid="010c2ded"/>
    </style:style>
    <style:style style:name="P130" style:family="paragraph" style:parent-style-name="Table_20_Contents">
      <style:paragraph-properties fo:text-align="start" style:justify-single-word="false"/>
      <style:text-properties officeooo:rsid="010d68e6" officeooo:paragraph-rsid="010d68e6"/>
    </style:style>
    <style:style style:name="P131" style:family="paragraph" style:parent-style-name="Table_20_Contents">
      <style:paragraph-properties fo:text-align="justify" style:justify-single-word="false"/>
      <style:text-properties officeooo:rsid="010d68e6" officeooo:paragraph-rsid="010d68e6"/>
    </style:style>
    <style:style style:name="P132" style:family="paragraph" style:parent-style-name="Table_20_Contents">
      <style:paragraph-properties fo:text-align="start" style:justify-single-word="false"/>
      <style:text-properties officeooo:rsid="010e1cbd" officeooo:paragraph-rsid="010e1cbd"/>
    </style:style>
    <style:style style:name="P133" style:family="paragraph" style:parent-style-name="Table_20_Contents">
      <style:paragraph-properties fo:text-align="justify" style:justify-single-word="false"/>
      <style:text-properties officeooo:rsid="010e1cbd" officeooo:paragraph-rsid="010e1cbd"/>
    </style:style>
    <style:style style:name="P134" style:family="paragraph" style:parent-style-name="Table_20_Contents">
      <style:paragraph-properties fo:text-align="justify" style:justify-single-word="false"/>
      <style:text-properties officeooo:rsid="01116a88" officeooo:paragraph-rsid="01116a88"/>
    </style:style>
    <style:style style:name="P135" style:family="paragraph" style:parent-style-name="Table_20_Contents">
      <style:paragraph-properties fo:text-align="justify" style:justify-single-word="false"/>
      <style:text-properties officeooo:rsid="0117cd5e" officeooo:paragraph-rsid="0117cd5e"/>
    </style:style>
    <style:style style:name="P136" style:family="paragraph" style:parent-style-name="Table_20_Contents">
      <style:paragraph-properties fo:text-align="justify" style:justify-single-word="false"/>
      <style:text-properties officeooo:rsid="011a73cf" officeooo:paragraph-rsid="013da6ec"/>
    </style:style>
    <style:style style:name="P137" style:family="paragraph" style:parent-style-name="Table_20_Contents">
      <style:paragraph-properties fo:text-align="justify" style:justify-single-word="false"/>
      <style:text-properties officeooo:rsid="011a73cf" officeooo:paragraph-rsid="016a06af"/>
    </style:style>
    <style:style style:name="P138" style:family="paragraph" style:parent-style-name="Table_20_Contents">
      <style:paragraph-properties fo:text-align="justify" style:justify-single-word="false"/>
      <style:text-properties officeooo:rsid="011c1737" officeooo:paragraph-rsid="013da6ec"/>
    </style:style>
    <style:style style:name="P139" style:family="paragraph" style:parent-style-name="Table_20_Contents">
      <style:paragraph-properties fo:text-align="justify" style:justify-single-word="false"/>
      <style:text-properties officeooo:rsid="01201815" officeooo:paragraph-rsid="01201815"/>
    </style:style>
    <style:style style:name="P140" style:family="paragraph" style:parent-style-name="Table_20_Contents">
      <style:paragraph-properties fo:text-align="start" style:justify-single-word="false"/>
      <style:text-properties officeooo:rsid="01201815" officeooo:paragraph-rsid="01201815"/>
    </style:style>
    <style:style style:name="P141" style:family="paragraph" style:parent-style-name="Table_20_Contents">
      <style:paragraph-properties fo:text-align="justify" style:justify-single-word="false"/>
      <style:text-properties officeooo:rsid="0121287d" officeooo:paragraph-rsid="0121287d"/>
    </style:style>
    <style:style style:name="P142" style:family="paragraph" style:parent-style-name="Table_20_Contents">
      <style:paragraph-properties fo:text-align="start" style:justify-single-word="false"/>
      <style:text-properties officeooo:rsid="0121287d" officeooo:paragraph-rsid="0121287d"/>
    </style:style>
    <style:style style:name="P143" style:family="paragraph" style:parent-style-name="Table_20_Contents">
      <style:paragraph-properties fo:text-align="justify" style:justify-single-word="false"/>
      <style:text-properties officeooo:rsid="012b472f" officeooo:paragraph-rsid="012b472f"/>
    </style:style>
    <style:style style:name="P144" style:family="paragraph" style:parent-style-name="Table_20_Contents">
      <style:paragraph-properties fo:text-align="start" style:justify-single-word="false"/>
      <style:text-properties officeooo:rsid="012b472f" officeooo:paragraph-rsid="012b472f"/>
    </style:style>
    <style:style style:name="P145" style:family="paragraph" style:parent-style-name="Table_20_Contents">
      <style:paragraph-properties fo:text-align="justify" style:justify-single-word="false"/>
      <style:text-properties officeooo:rsid="012d17c5" officeooo:paragraph-rsid="013da6ec"/>
    </style:style>
    <style:style style:name="P146" style:family="paragraph" style:parent-style-name="Table_20_Contents">
      <style:paragraph-properties fo:text-align="start" style:justify-single-word="false"/>
      <style:text-properties officeooo:paragraph-rsid="013da6ec"/>
    </style:style>
    <style:style style:name="P147" style:family="paragraph" style:parent-style-name="Table_20_Contents">
      <style:paragraph-properties fo:text-align="start" style:justify-single-word="false"/>
      <style:text-properties officeooo:paragraph-rsid="016a06af"/>
    </style:style>
    <style:style style:name="P148" style:family="paragraph" style:parent-style-name="Table_20_Contents">
      <style:paragraph-properties fo:text-align="start" style:justify-single-word="false"/>
      <style:text-properties officeooo:rsid="0130b466" officeooo:paragraph-rsid="013da6ec"/>
    </style:style>
    <style:style style:name="P149" style:family="paragraph" style:parent-style-name="Table_20_Contents">
      <style:paragraph-properties fo:text-align="start" style:justify-single-word="false"/>
      <style:text-properties officeooo:rsid="0130b466" officeooo:paragraph-rsid="016a06af"/>
    </style:style>
    <style:style style:name="P150" style:family="paragraph" style:parent-style-name="Table_20_Contents">
      <style:paragraph-properties fo:text-align="start" style:justify-single-word="false"/>
      <style:text-properties officeooo:rsid="0132abc1" officeooo:paragraph-rsid="013da6ec"/>
    </style:style>
    <style:style style:name="P151" style:family="paragraph" style:parent-style-name="Table_20_Contents">
      <style:paragraph-properties fo:text-align="start" style:justify-single-word="false"/>
      <style:text-properties officeooo:rsid="0132b469" officeooo:paragraph-rsid="013da6ec"/>
    </style:style>
    <style:style style:name="P152" style:family="paragraph" style:parent-style-name="Table_20_Contents">
      <style:paragraph-properties fo:text-align="start" style:justify-single-word="false"/>
      <style:text-properties officeooo:rsid="01368f78" officeooo:paragraph-rsid="013da6ec"/>
    </style:style>
    <style:style style:name="P153" style:family="paragraph" style:parent-style-name="Table_20_Contents">
      <style:paragraph-properties fo:text-align="justify" style:justify-single-word="false"/>
      <style:text-properties officeooo:rsid="0140785c" officeooo:paragraph-rsid="0140785c"/>
    </style:style>
    <style:style style:name="P154" style:family="paragraph" style:parent-style-name="Table_20_Contents">
      <style:paragraph-properties fo:text-align="justify" style:justify-single-word="false"/>
      <style:text-properties officeooo:rsid="015fe988" officeooo:paragraph-rsid="015fe988"/>
    </style:style>
    <style:style style:name="P155" style:family="paragraph" style:parent-style-name="Table_20_Contents">
      <style:paragraph-properties fo:text-align="start" style:justify-single-word="false"/>
      <style:text-properties officeooo:rsid="015fe988" officeooo:paragraph-rsid="016096ac"/>
    </style:style>
    <style:style style:name="P156" style:family="paragraph" style:parent-style-name="Table_20_Contents">
      <style:paragraph-properties fo:text-align="justify" style:justify-single-word="false"/>
      <style:text-properties officeooo:rsid="016096ac" officeooo:paragraph-rsid="016096ac"/>
    </style:style>
    <style:style style:name="P157" style:family="paragraph" style:parent-style-name="Table_20_Contents">
      <style:paragraph-properties fo:text-align="start" style:justify-single-word="false"/>
      <style:text-properties officeooo:rsid="01652268" officeooo:paragraph-rsid="01652268"/>
    </style:style>
    <style:style style:name="P158" style:family="paragraph" style:parent-style-name="Table_20_Contents">
      <style:paragraph-properties fo:text-align="start" style:justify-single-word="false"/>
      <style:text-properties officeooo:rsid="01652ae6" officeooo:paragraph-rsid="01675d55"/>
    </style:style>
    <style:style style:name="P159" style:family="paragraph" style:parent-style-name="Table_20_Contents">
      <style:paragraph-properties fo:text-align="start" style:justify-single-word="false"/>
      <style:text-properties officeooo:rsid="0165469a" officeooo:paragraph-rsid="0165469a"/>
    </style:style>
    <style:style style:name="P160" style:family="paragraph" style:parent-style-name="Table_20_Contents">
      <style:paragraph-properties fo:text-align="start" style:justify-single-word="false"/>
      <style:text-properties officeooo:rsid="016ec4ac" officeooo:paragraph-rsid="016ec4ac"/>
    </style:style>
    <style:style style:name="P161" style:family="paragraph" style:parent-style-name="Table_20_Contents">
      <style:paragraph-properties fo:margin-left="0.4925in" fo:margin-right="0in" fo:text-align="justify" style:justify-single-word="false" fo:text-indent="0in" style:auto-text-indent="false"/>
      <style:text-properties officeooo:rsid="00eda2f1" officeooo:paragraph-rsid="00eda2f1"/>
    </style:style>
    <style:style style:name="P162" style:family="paragraph" style:parent-style-name="Table_20_Contents">
      <style:paragraph-properties fo:margin-left="0.4925in" fo:margin-right="0in" fo:text-align="start" style:justify-single-word="false" fo:text-indent="0in" style:auto-text-indent="false"/>
      <style:text-properties officeooo:rsid="01652268" officeooo:paragraph-rsid="01675d55"/>
    </style:style>
    <style:style style:name="P163" style:family="paragraph" style:parent-style-name="Table_20_Contents">
      <style:paragraph-properties fo:margin-left="0.4925in" fo:margin-right="0in" fo:text-align="start" style:justify-single-word="false" fo:text-indent="0in" style:auto-text-indent="false"/>
      <style:text-properties officeooo:rsid="01652ae6" officeooo:paragraph-rsid="01675d55"/>
    </style:style>
    <style:style style:name="P164" style:family="paragraph" style:parent-style-name="Table_20_Contents">
      <style:paragraph-properties fo:margin-left="0.4925in" fo:margin-right="0in" fo:text-align="start" style:justify-single-word="false" fo:text-indent="0in" style:auto-text-indent="false"/>
      <style:text-properties officeooo:rsid="0165469a" officeooo:paragraph-rsid="0165469a"/>
    </style:style>
    <style:style style:name="P165" style:family="paragraph" style:parent-style-name="Table_20_Contents">
      <style:paragraph-properties fo:margin-left="0.4925in" fo:margin-right="0in" fo:text-align="start" style:justify-single-word="false" fo:text-indent="0in" style:auto-text-indent="false"/>
      <style:text-properties officeooo:rsid="016ec4ac" officeooo:paragraph-rsid="016ec4ac"/>
    </style:style>
    <style:style style:name="P166" style:family="paragraph" style:parent-style-name="Table_20_Contents">
      <style:paragraph-properties fo:margin-left="0.9846in" fo:margin-right="0in" fo:text-align="start" style:justify-single-word="false" fo:text-indent="0in" style:auto-text-indent="false"/>
      <style:text-properties officeooo:rsid="01652ae6" officeooo:paragraph-rsid="01652ae6"/>
    </style:style>
    <style:style style:name="P167" style:family="paragraph" style:parent-style-name="Table_20_Contents">
      <style:paragraph-properties fo:margin-left="0.9846in" fo:margin-right="0in" fo:text-align="start" style:justify-single-word="false" fo:text-indent="0in" style:auto-text-indent="false"/>
      <style:text-properties officeooo:rsid="0165469a" officeooo:paragraph-rsid="0165469a"/>
    </style:style>
    <style:style style:name="P168" style:family="paragraph" style:parent-style-name="Table_20_Contents">
      <style:paragraph-properties fo:margin-left="1.4772in" fo:margin-right="0in" fo:text-align="start" style:justify-single-word="false" fo:text-indent="0in" style:auto-text-indent="false"/>
      <style:text-properties officeooo:rsid="0165469a" officeooo:paragraph-rsid="0165469a"/>
    </style:style>
    <style:style style:name="P169" style:family="paragraph" style:parent-style-name="Table_20_Contents">
      <style:paragraph-properties fo:margin-left="1.4772in" fo:margin-right="0in" fo:text-align="start" style:justify-single-word="false" fo:text-indent="0in" style:auto-text-indent="false"/>
      <style:text-properties officeooo:rsid="0165469a" officeooo:paragraph-rsid="017c2de8"/>
    </style:style>
    <style:style style:name="T1" style:family="text">
      <style:text-properties officeooo:rsid="00017c18"/>
    </style:style>
    <style:style style:name="T2" style:family="text">
      <style:text-properties officeooo:rsid="000233ee"/>
    </style:style>
    <style:style style:name="T3" style:family="text">
      <style:text-properties officeooo:rsid="00046a6c"/>
    </style:style>
    <style:style style:name="T4" style:family="text">
      <style:text-properties officeooo:rsid="00056f37"/>
    </style:style>
    <style:style style:name="T5" style:family="text">
      <style:text-properties officeooo:rsid="0007ec5e"/>
    </style:style>
    <style:style style:name="T6" style:family="text">
      <style:text-properties officeooo:rsid="00097c78"/>
    </style:style>
    <style:style style:name="T7" style:family="text">
      <style:text-properties fo:font-size="10pt" fo:font-weight="bold" officeooo:rsid="00097c78" style:font-size-asian="10pt" style:font-weight-asian="bold" style:font-size-complex="10pt" style:font-weight-complex="bold"/>
    </style:style>
    <style:style style:name="T8" style:family="text">
      <style:text-properties fo:font-weight="bold" style:font-weight-asian="bold" style:font-weight-complex="bold"/>
    </style:style>
    <style:style style:name="T9" style:family="text">
      <style:text-properties fo:font-weight="bold" officeooo:rsid="00097c78" style:font-weight-asian="bold" style:font-weight-complex="bold"/>
    </style:style>
    <style:style style:name="T10" style:family="text">
      <style:text-properties fo:font-weight="bold" officeooo:rsid="000ce7fc" style:font-weight-asian="bold" style:font-weight-complex="bold"/>
    </style:style>
    <style:style style:name="T11" style:family="text">
      <style:text-properties fo:font-weight="bold" officeooo:rsid="000e2470" style:font-weight-asian="bold" style:font-weight-complex="bold"/>
    </style:style>
    <style:style style:name="T12" style:family="text">
      <style:text-properties fo:font-weight="bold" officeooo:rsid="0010f5d4" style:font-weight-asian="bold" style:font-weight-complex="bold"/>
    </style:style>
    <style:style style:name="T13" style:family="text">
      <style:text-properties fo:font-weight="bold" officeooo:rsid="001c2fe7" style:font-weight-asian="bold" style:font-weight-complex="bold"/>
    </style:style>
    <style:style style:name="T14" style:family="text">
      <style:text-properties fo:font-weight="bold" officeooo:rsid="000d8a8f" style:font-weight-asian="bold" style:font-weight-complex="bold"/>
    </style:style>
    <style:style style:name="T15" style:family="text">
      <style:text-properties fo:font-weight="bold" officeooo:rsid="00432415" style:font-weight-asian="bold" style:font-weight-complex="bold"/>
    </style:style>
    <style:style style:name="T16" style:family="text">
      <style:text-properties fo:font-weight="bold" officeooo:rsid="00447fcc" style:font-weight-asian="bold" style:font-weight-complex="bold"/>
    </style:style>
    <style:style style:name="T17" style:family="text">
      <style:text-properties fo:font-weight="bold" officeooo:rsid="00422d2d" style:font-weight-asian="bold" style:font-weight-complex="bold"/>
    </style:style>
    <style:style style:name="T18" style:family="text">
      <style:text-properties fo:font-weight="bold" officeooo:rsid="00465eba" style:font-weight-asian="bold" style:font-weight-complex="bold"/>
    </style:style>
    <style:style style:name="T19" style:family="text">
      <style:text-properties fo:font-weight="bold" officeooo:rsid="0046d523" style:font-weight-asian="bold" style:font-weight-complex="bold"/>
    </style:style>
    <style:style style:name="T20" style:family="text">
      <style:text-properties fo:font-weight="bold" officeooo:rsid="00524fd0" style:font-weight-asian="bold" style:font-weight-complex="bold"/>
    </style:style>
    <style:style style:name="T21" style:family="text">
      <style:text-properties fo:font-weight="bold" officeooo:rsid="005759b8" style:font-weight-asian="bold" style:font-weight-complex="bold"/>
    </style:style>
    <style:style style:name="T22" style:family="text">
      <style:text-properties fo:font-weight="bold" officeooo:rsid="005b55a7" style:font-weight-asian="bold" style:font-weight-complex="bold"/>
    </style:style>
    <style:style style:name="T23" style:family="text">
      <style:text-properties fo:font-weight="bold" officeooo:rsid="005cd5c9" style:font-weight-asian="bold" style:font-weight-complex="bold"/>
    </style:style>
    <style:style style:name="T24" style:family="text">
      <style:text-properties fo:font-weight="bold" officeooo:rsid="0060f513" style:font-weight-asian="bold" style:font-weight-complex="bold"/>
    </style:style>
    <style:style style:name="T25" style:family="text">
      <style:text-properties fo:font-weight="bold" officeooo:rsid="00635560" style:font-weight-asian="bold" style:font-weight-complex="bold"/>
    </style:style>
    <style:style style:name="T26" style:family="text">
      <style:text-properties fo:font-weight="bold" officeooo:rsid="005fbb95" style:font-weight-asian="bold" style:font-weight-complex="bold"/>
    </style:style>
    <style:style style:name="T27" style:family="text">
      <style:text-properties fo:font-weight="bold" officeooo:rsid="0068bf8b" style:font-weight-asian="bold" style:font-weight-complex="bold"/>
    </style:style>
    <style:style style:name="T28" style:family="text">
      <style:text-properties fo:font-weight="bold" officeooo:rsid="0068d4b2" style:font-weight-asian="bold" style:font-weight-complex="bold"/>
    </style:style>
    <style:style style:name="T29" style:family="text">
      <style:text-properties fo:font-weight="bold" officeooo:rsid="0069c185" style:font-weight-asian="bold" style:font-weight-complex="bold"/>
    </style:style>
    <style:style style:name="T30" style:family="text">
      <style:text-properties fo:font-weight="bold" officeooo:rsid="006a12cc" style:font-weight-asian="bold" style:font-weight-complex="bold"/>
    </style:style>
    <style:style style:name="T31" style:family="text">
      <style:text-properties fo:font-weight="bold" officeooo:rsid="006b6913" style:font-weight-asian="bold" style:font-weight-complex="bold"/>
    </style:style>
    <style:style style:name="T32" style:family="text">
      <style:text-properties fo:font-weight="bold" officeooo:rsid="006e75f0" style:font-weight-asian="bold" style:font-weight-complex="bold"/>
    </style:style>
    <style:style style:name="T33" style:family="text">
      <style:text-properties fo:font-weight="bold" officeooo:rsid="006d5bbe" style:font-weight-asian="bold" style:font-weight-complex="bold"/>
    </style:style>
    <style:style style:name="T34" style:family="text">
      <style:text-properties fo:font-weight="bold" officeooo:rsid="007263f7" style:font-weight-asian="bold" style:font-weight-complex="bold"/>
    </style:style>
    <style:style style:name="T35" style:family="text">
      <style:text-properties fo:font-weight="bold" officeooo:rsid="0072d83c" style:font-weight-asian="bold" style:font-weight-complex="bold"/>
    </style:style>
    <style:style style:name="T36" style:family="text">
      <style:text-properties fo:font-weight="bold" officeooo:rsid="000f8aa3" style:font-weight-asian="bold" style:font-weight-complex="bold"/>
    </style:style>
    <style:style style:name="T37" style:family="text">
      <style:text-properties fo:font-weight="bold" officeooo:rsid="008aee66" style:font-weight-asian="bold" style:font-weight-complex="bold"/>
    </style:style>
    <style:style style:name="T38" style:family="text">
      <style:text-properties fo:font-weight="bold" officeooo:rsid="0090f115" style:font-weight-asian="bold" style:font-weight-complex="bold"/>
    </style:style>
    <style:style style:name="T39" style:family="text">
      <style:text-properties fo:font-weight="bold" officeooo:rsid="00912d38" style:font-weight-asian="bold" style:font-weight-complex="bold"/>
    </style:style>
    <style:style style:name="T40" style:family="text">
      <style:text-properties fo:font-weight="bold" officeooo:rsid="00928e79" style:font-weight-asian="bold" style:font-weight-complex="bold"/>
    </style:style>
    <style:style style:name="T41" style:family="text">
      <style:text-properties fo:font-weight="bold" officeooo:rsid="0092f7ab" style:font-weight-asian="bold" style:font-weight-complex="bold"/>
    </style:style>
    <style:style style:name="T42" style:family="text">
      <style:text-properties fo:font-weight="bold" officeooo:rsid="00974171" style:font-weight-asian="bold" style:font-weight-complex="bold"/>
    </style:style>
    <style:style style:name="T43" style:family="text">
      <style:text-properties fo:font-weight="bold" officeooo:rsid="00a2276a" style:font-weight-asian="bold" style:font-weight-complex="bold"/>
    </style:style>
    <style:style style:name="T44" style:family="text">
      <style:text-properties fo:font-weight="bold" officeooo:rsid="00a33d9f" style:font-weight-asian="bold" style:font-weight-complex="bold"/>
    </style:style>
    <style:style style:name="T45" style:family="text">
      <style:text-properties fo:font-weight="bold" officeooo:rsid="00a608e3" style:font-weight-asian="bold" style:font-weight-complex="bold"/>
    </style:style>
    <style:style style:name="T46" style:family="text">
      <style:text-properties fo:font-weight="bold" officeooo:rsid="00a9d9f8" style:font-weight-asian="bold" style:font-weight-complex="bold"/>
    </style:style>
    <style:style style:name="T47" style:family="text">
      <style:text-properties fo:font-weight="bold" officeooo:rsid="00aabdb5" style:font-weight-asian="bold" style:font-weight-complex="bold"/>
    </style:style>
    <style:style style:name="T48" style:family="text">
      <style:text-properties fo:font-weight="bold" officeooo:rsid="00b6bd86" style:font-weight-asian="bold" style:font-weight-complex="bold"/>
    </style:style>
    <style:style style:name="T49" style:family="text">
      <style:text-properties fo:font-weight="bold" officeooo:rsid="00bb44a7" style:font-weight-asian="bold" style:font-weight-complex="bold"/>
    </style:style>
    <style:style style:name="T50" style:family="text">
      <style:text-properties fo:font-weight="bold" officeooo:rsid="00bf22aa" style:font-weight-asian="bold" style:font-weight-complex="bold"/>
    </style:style>
    <style:style style:name="T51" style:family="text">
      <style:text-properties fo:font-weight="bold" officeooo:rsid="00c02a7f" style:font-weight-asian="bold" style:font-weight-complex="bold"/>
    </style:style>
    <style:style style:name="T52" style:family="text">
      <style:text-properties fo:font-weight="bold" officeooo:rsid="00c80403" style:font-weight-asian="bold" style:font-weight-complex="bold"/>
    </style:style>
    <style:style style:name="T53" style:family="text">
      <style:text-properties fo:font-weight="bold" officeooo:rsid="00cdc282" style:font-weight-asian="bold" style:font-weight-complex="bold"/>
    </style:style>
    <style:style style:name="T54" style:family="text">
      <style:text-properties fo:font-weight="bold" officeooo:rsid="00cece1c" style:font-weight-asian="bold" style:font-weight-complex="bold"/>
    </style:style>
    <style:style style:name="T55" style:family="text">
      <style:text-properties fo:font-weight="bold" officeooo:rsid="00f1404e" style:font-weight-asian="bold" style:font-weight-complex="bold"/>
    </style:style>
    <style:style style:name="T56" style:family="text">
      <style:text-properties fo:font-weight="bold" officeooo:rsid="004df6ce" style:font-weight-asian="bold" style:font-weight-complex="bold"/>
    </style:style>
    <style:style style:name="T57" style:family="text">
      <style:text-properties fo:font-weight="bold" officeooo:rsid="00fe4ed7" style:font-weight-asian="bold" style:font-weight-complex="bold"/>
    </style:style>
    <style:style style:name="T58" style:family="text">
      <style:text-properties fo:font-weight="bold" officeooo:rsid="00ff90df" style:font-weight-asian="bold" style:font-weight-complex="bold"/>
    </style:style>
    <style:style style:name="T59" style:family="text">
      <style:text-properties fo:font-weight="bold" officeooo:rsid="010439c2" style:font-weight-asian="bold" style:font-weight-complex="bold"/>
    </style:style>
    <style:style style:name="T60" style:family="text">
      <style:text-properties fo:font-weight="bold" officeooo:rsid="01081c37" style:font-weight-asian="bold" style:font-weight-complex="bold"/>
    </style:style>
    <style:style style:name="T61" style:family="text">
      <style:text-properties fo:font-weight="bold" officeooo:rsid="010821ed" style:font-weight-asian="bold" style:font-weight-complex="bold"/>
    </style:style>
    <style:style style:name="T62" style:family="text">
      <style:text-properties fo:font-weight="bold" officeooo:rsid="010ac85e" style:font-weight-asian="bold" style:font-weight-complex="bold"/>
    </style:style>
    <style:style style:name="T63" style:family="text">
      <style:text-properties fo:font-weight="bold" officeooo:rsid="010972d5" style:font-weight-asian="bold" style:font-weight-complex="bold"/>
    </style:style>
    <style:style style:name="T64" style:family="text">
      <style:text-properties fo:font-weight="bold" officeooo:rsid="010c2ded" style:font-weight-asian="bold" style:font-weight-complex="bold"/>
    </style:style>
    <style:style style:name="T65" style:family="text">
      <style:text-properties fo:font-weight="bold" officeooo:rsid="01116a88" style:font-weight-asian="bold" style:font-weight-complex="bold"/>
    </style:style>
    <style:style style:name="T66" style:family="text">
      <style:text-properties fo:font-weight="bold" officeooo:rsid="011e2df3" style:font-weight-asian="bold" style:font-weight-complex="bold"/>
    </style:style>
    <style:style style:name="T67" style:family="text">
      <style:text-properties fo:font-weight="bold" officeooo:rsid="011e7ea3" style:font-weight-asian="bold" style:font-weight-complex="bold"/>
    </style:style>
    <style:style style:name="T68" style:family="text">
      <style:text-properties fo:font-weight="bold" officeooo:rsid="0123ea71" style:font-weight-asian="bold" style:font-weight-complex="bold"/>
    </style:style>
    <style:style style:name="T69" style:family="text">
      <style:text-properties fo:font-weight="bold" officeooo:rsid="0125b904" style:font-weight-asian="bold" style:font-weight-complex="bold"/>
    </style:style>
    <style:style style:name="T70" style:family="text">
      <style:text-properties fo:font-weight="bold" officeooo:rsid="012ac0cc" style:font-weight-asian="bold" style:font-weight-complex="bold"/>
    </style:style>
    <style:style style:name="T71" style:family="text">
      <style:text-properties fo:font-weight="bold" officeooo:rsid="0132abc1" style:font-weight-asian="bold" style:font-weight-complex="bold"/>
    </style:style>
    <style:style style:name="T72" style:family="text">
      <style:text-properties fo:font-weight="bold" officeooo:rsid="0130b466" style:font-weight-asian="bold" style:font-weight-complex="bold"/>
    </style:style>
    <style:style style:name="T73" style:family="text">
      <style:text-properties fo:font-weight="bold" officeooo:rsid="01488ecb" style:font-weight-asian="bold" style:font-weight-complex="bold"/>
    </style:style>
    <style:style style:name="T74" style:family="text">
      <style:text-properties fo:font-weight="bold" officeooo:rsid="0146b139" style:font-weight-asian="bold" style:font-weight-complex="bold"/>
    </style:style>
    <style:style style:name="T75" style:family="text">
      <style:text-properties fo:font-weight="bold" officeooo:rsid="016096ac" style:font-weight-asian="bold" style:font-weight-complex="bold"/>
    </style:style>
    <style:style style:name="T76" style:family="text">
      <style:text-properties fo:font-weight="bold" officeooo:rsid="01620be7" style:font-weight-asian="bold" style:font-weight-complex="bold"/>
    </style:style>
    <style:style style:name="T77" style:family="text">
      <style:text-properties fo:font-weight="bold" officeooo:rsid="0162cab7" style:font-weight-asian="bold" style:font-weight-complex="bold"/>
    </style:style>
    <style:style style:name="T78" style:family="text">
      <style:text-properties fo:font-weight="bold" officeooo:rsid="016424b3" style:font-weight-asian="bold" style:font-weight-complex="bold"/>
    </style:style>
    <style:style style:name="T79" style:family="text">
      <style:text-properties fo:font-weight="bold" officeooo:rsid="016a06af" style:font-weight-asian="bold" style:font-weight-complex="bold"/>
    </style:style>
    <style:style style:name="T80" style:family="text">
      <style:text-properties fo:font-weight="bold" officeooo:rsid="016d6cbb" style:font-weight-asian="bold" style:font-weight-complex="bold"/>
    </style:style>
    <style:style style:name="T81" style:family="text">
      <style:text-properties fo:font-weight="bold" officeooo:rsid="016f847c" style:font-weight-asian="bold" style:font-weight-complex="bold"/>
    </style:style>
    <style:style style:name="T82" style:family="text">
      <style:text-properties fo:font-weight="bold" officeooo:rsid="0166b695" style:font-weight-asian="bold" style:font-weight-complex="bold"/>
    </style:style>
    <style:style style:name="T83" style:family="text">
      <style:text-properties fo:font-weight="bold" officeooo:rsid="01684b5c" style:font-weight-asian="bold" style:font-weight-complex="bold"/>
    </style:style>
    <style:style style:name="T84" style:family="text">
      <style:text-properties fo:font-weight="bold" officeooo:rsid="01652ae6" style:font-weight-asian="bold" style:font-weight-complex="bold"/>
    </style:style>
    <style:style style:name="T85" style:family="text">
      <style:text-properties fo:font-weight="bold" officeooo:rsid="017b8707" style:font-weight-asian="bold" style:font-weight-complex="bold"/>
    </style:style>
    <style:style style:name="T86" style:family="text">
      <style:text-properties fo:font-weight="bold" officeooo:rsid="017c2de8" style:font-weight-asian="bold" style:font-weight-complex="bold"/>
    </style:style>
    <style:style style:name="T87" style:family="text">
      <style:text-properties fo:font-weight="bold" officeooo:rsid="00097c78" style:font-weight-asian="bold" style:font-size-complex="10pt" style:font-weight-complex="bold"/>
    </style:style>
    <style:style style:name="T88" style:family="text">
      <style:text-properties fo:font-weight="bold" officeooo:rsid="00146524" style:font-weight-asian="bold" style:font-size-complex="10pt" style:font-weight-complex="bold"/>
    </style:style>
    <style:style style:name="T89" style:family="text">
      <style:text-properties fo:font-weight="bold" officeooo:rsid="001415fa" style:font-weight-asian="bold" style:font-size-complex="10pt" style:font-weight-complex="bold"/>
    </style:style>
    <style:style style:name="T90" style:family="text">
      <style:text-properties fo:font-weight="bold" officeooo:rsid="000e2470" style:font-weight-asian="bold" style:font-size-complex="10pt" style:font-weight-complex="bold"/>
    </style:style>
    <style:style style:name="T91" style:family="text">
      <style:text-properties fo:font-weight="bold" officeooo:rsid="0024165e" style:font-weight-asian="bold" style:font-size-complex="10pt" style:font-weight-complex="bold"/>
    </style:style>
    <style:style style:name="T92" style:family="text">
      <style:text-properties officeooo:rsid="000ce7fc"/>
    </style:style>
    <style:style style:name="T93" style:family="text">
      <style:text-properties officeooo:rsid="000d8a8f"/>
    </style:style>
    <style:style style:name="T94" style:family="text">
      <style:text-properties officeooo:rsid="000e2470"/>
    </style:style>
    <style:style style:name="T95" style:family="text">
      <style:text-properties officeooo:rsid="0010f5d4"/>
    </style:style>
    <style:style style:name="T96" style:family="text">
      <style:text-properties officeooo:rsid="00137fd0"/>
    </style:style>
    <style:style style:name="T97" style:family="text">
      <style:text-properties officeooo:rsid="001d0645"/>
    </style:style>
    <style:style style:name="T98" style:family="text">
      <style:text-properties officeooo:rsid="002074de"/>
    </style:style>
    <style:style style:name="T99" style:family="text">
      <style:text-properties officeooo:rsid="0021723e"/>
    </style:style>
    <style:style style:name="T100" style:family="text">
      <style:text-properties officeooo:rsid="000f8aa3"/>
    </style:style>
    <style:style style:name="T101" style:family="text">
      <style:text-properties officeooo:rsid="0026b5d8"/>
    </style:style>
    <style:style style:name="T102" style:family="text">
      <style:text-properties officeooo:rsid="0026d68f"/>
    </style:style>
    <style:style style:name="T103" style:family="text">
      <style:text-properties officeooo:rsid="00363431"/>
    </style:style>
    <style:style style:name="T104" style:family="text">
      <style:text-properties officeooo:rsid="0038284a"/>
    </style:style>
    <style:style style:name="T105" style:family="text">
      <style:text-properties officeooo:rsid="003a69f0"/>
    </style:style>
    <style:style style:name="T106" style:family="text">
      <style:text-properties fo:font-weight="normal" style:font-weight-asian="normal" style:font-weight-complex="normal"/>
    </style:style>
    <style:style style:name="T107" style:family="text">
      <style:text-properties fo:font-weight="normal" officeooo:rsid="00422d2d" style:font-weight-asian="normal" style:font-weight-complex="normal"/>
    </style:style>
    <style:style style:name="T108" style:family="text">
      <style:text-properties fo:font-weight="normal" officeooo:rsid="00463409" style:font-weight-asian="normal" style:font-weight-complex="normal"/>
    </style:style>
    <style:style style:name="T109" style:family="text">
      <style:text-properties fo:font-weight="normal" officeooo:rsid="00465eba" style:font-weight-asian="normal" style:font-weight-complex="normal"/>
    </style:style>
    <style:style style:name="T110" style:family="text">
      <style:text-properties fo:font-weight="normal" officeooo:rsid="004df6ce" style:font-weight-asian="normal" style:font-weight-complex="normal"/>
    </style:style>
    <style:style style:name="T111" style:family="text">
      <style:text-properties fo:font-weight="normal" officeooo:rsid="005759b8" style:font-weight-asian="normal" style:font-weight-complex="normal"/>
    </style:style>
    <style:style style:name="T112" style:family="text">
      <style:text-properties fo:font-weight="normal" officeooo:rsid="005cd5c9" style:font-weight-asian="normal" style:font-weight-complex="normal"/>
    </style:style>
    <style:style style:name="T113" style:family="text">
      <style:text-properties fo:font-weight="normal" officeooo:rsid="005fbb95" style:font-weight-asian="normal" style:font-weight-complex="normal"/>
    </style:style>
    <style:style style:name="T114" style:family="text">
      <style:text-properties fo:font-weight="normal" officeooo:rsid="0060f513" style:font-weight-asian="normal" style:font-weight-complex="normal"/>
    </style:style>
    <style:style style:name="T115" style:family="text">
      <style:text-properties fo:font-weight="normal" officeooo:rsid="00635560" style:font-weight-asian="normal" style:font-weight-complex="normal"/>
    </style:style>
    <style:style style:name="T116" style:family="text">
      <style:text-properties fo:font-weight="normal" officeooo:rsid="0068bf8b" style:font-weight-asian="normal" style:font-weight-complex="normal"/>
    </style:style>
    <style:style style:name="T117" style:family="text">
      <style:text-properties fo:font-weight="normal" officeooo:rsid="0068d4b2" style:font-weight-asian="normal" style:font-weight-complex="normal"/>
    </style:style>
    <style:style style:name="T118" style:family="text">
      <style:text-properties fo:font-weight="normal" officeooo:rsid="006a12cc" style:font-weight-asian="normal" style:font-weight-complex="normal"/>
    </style:style>
    <style:style style:name="T119" style:family="text">
      <style:text-properties fo:font-weight="normal" officeooo:rsid="004fbc05" style:font-weight-asian="normal" style:font-weight-complex="normal"/>
    </style:style>
    <style:style style:name="T120" style:family="text">
      <style:text-properties fo:font-weight="normal" officeooo:rsid="006e75f0" style:font-weight-asian="normal" style:font-weight-complex="normal"/>
    </style:style>
    <style:style style:name="T121" style:family="text">
      <style:text-properties fo:font-weight="normal" officeooo:rsid="00890627" style:font-weight-asian="normal" style:font-weight-complex="normal"/>
    </style:style>
    <style:style style:name="T122" style:family="text">
      <style:text-properties fo:font-weight="normal" officeooo:rsid="0090f115" style:font-weight-asian="normal" style:font-weight-complex="normal"/>
    </style:style>
    <style:style style:name="T123" style:family="text">
      <style:text-properties fo:font-weight="normal" officeooo:rsid="00974171" style:font-weight-asian="normal" style:font-weight-complex="normal"/>
    </style:style>
    <style:style style:name="T124" style:family="text">
      <style:text-properties fo:font-weight="normal" officeooo:rsid="0097d608" style:font-weight-asian="normal" style:font-weight-complex="normal"/>
    </style:style>
    <style:style style:name="T125" style:family="text">
      <style:text-properties fo:font-weight="normal" officeooo:rsid="00a38252" style:font-weight-asian="normal" style:font-weight-complex="normal"/>
    </style:style>
    <style:style style:name="T126" style:family="text">
      <style:text-properties fo:font-weight="normal" officeooo:rsid="00a9d9f8" style:font-weight-asian="normal" style:font-weight-complex="normal"/>
    </style:style>
    <style:style style:name="T127" style:family="text">
      <style:text-properties fo:font-weight="normal" officeooo:rsid="00bb44a7" style:font-weight-asian="normal" style:font-weight-complex="normal"/>
    </style:style>
    <style:style style:name="T128" style:family="text">
      <style:text-properties fo:font-weight="normal" officeooo:rsid="00bf22aa" style:font-weight-asian="normal" style:font-weight-complex="normal"/>
    </style:style>
    <style:style style:name="T129" style:family="text">
      <style:text-properties fo:font-weight="normal" officeooo:rsid="00c02a7f" style:font-weight-asian="normal" style:font-weight-complex="normal"/>
    </style:style>
    <style:style style:name="T130" style:family="text">
      <style:text-properties fo:font-weight="normal" officeooo:rsid="00c2c294" style:font-weight-asian="normal" style:font-weight-complex="normal"/>
    </style:style>
    <style:style style:name="T131" style:family="text">
      <style:text-properties fo:font-weight="normal" officeooo:rsid="00f1404e" style:font-weight-asian="normal" style:font-weight-complex="normal"/>
    </style:style>
    <style:style style:name="T132" style:family="text">
      <style:text-properties fo:font-weight="normal" officeooo:rsid="00fb926b" style:font-weight-asian="normal" style:font-weight-complex="normal"/>
    </style:style>
    <style:style style:name="T133" style:family="text">
      <style:text-properties fo:font-weight="normal" officeooo:rsid="005b55a7" style:font-weight-asian="normal" style:font-weight-complex="normal"/>
    </style:style>
    <style:style style:name="T134" style:family="text">
      <style:text-properties fo:font-weight="normal" officeooo:rsid="00fe4ed7" style:font-weight-asian="normal" style:font-weight-complex="normal"/>
    </style:style>
    <style:style style:name="T135" style:family="text">
      <style:text-properties officeooo:rsid="0046d523"/>
    </style:style>
    <style:style style:name="T136" style:family="text">
      <style:text-properties officeooo:rsid="00524fd0"/>
    </style:style>
    <style:style style:name="T137" style:family="text">
      <style:text-properties officeooo:rsid="006d5bbe"/>
    </style:style>
    <style:style style:name="T138" style:family="text">
      <style:text-properties officeooo:rsid="007263f7"/>
    </style:style>
    <style:style style:name="T139" style:family="text">
      <style:text-properties officeooo:rsid="008aee66"/>
    </style:style>
    <style:style style:name="T140" style:family="text">
      <style:text-properties officeooo:rsid="0098c073"/>
    </style:style>
    <style:style style:name="T141" style:family="text">
      <style:text-properties officeooo:rsid="0098fe42"/>
    </style:style>
    <style:style style:name="T142" style:family="text">
      <style:text-properties officeooo:rsid="009dac5b"/>
    </style:style>
    <style:style style:name="T143" style:family="text">
      <style:text-properties officeooo:rsid="00ae273f"/>
    </style:style>
    <style:style style:name="T144" style:family="text">
      <style:text-properties officeooo:rsid="00ae616e"/>
    </style:style>
    <style:style style:name="T145" style:family="text">
      <style:text-properties officeooo:rsid="00ae6f2f"/>
    </style:style>
    <style:style style:name="T146" style:family="text">
      <style:text-properties officeooo:rsid="00b097fb"/>
    </style:style>
    <style:style style:name="T147" style:family="text">
      <style:text-properties officeooo:rsid="00b25462"/>
    </style:style>
    <style:style style:name="T148" style:family="text">
      <style:text-properties officeooo:rsid="00b50400"/>
    </style:style>
    <style:style style:name="T149" style:family="text">
      <style:text-properties officeooo:rsid="00bb44a7"/>
    </style:style>
    <style:style style:name="T150" style:family="text">
      <style:text-properties officeooo:rsid="00c323c2"/>
    </style:style>
    <style:style style:name="T151" style:family="text">
      <style:text-properties officeooo:rsid="00c54a8f"/>
    </style:style>
    <style:style style:name="T152" style:family="text">
      <style:text-properties officeooo:rsid="00c8cc4b"/>
    </style:style>
    <style:style style:name="T153" style:family="text">
      <style:text-properties officeooo:rsid="00d4567c"/>
    </style:style>
    <style:style style:name="T154" style:family="text">
      <style:text-properties officeooo:rsid="00f1404e"/>
    </style:style>
    <style:style style:name="T155" style:family="text">
      <style:text-properties officeooo:rsid="004df6ce"/>
    </style:style>
    <style:style style:name="T156" style:family="text">
      <style:text-properties officeooo:rsid="00ff90df"/>
    </style:style>
    <style:style style:name="T157" style:family="text">
      <style:text-properties officeooo:rsid="010f6b81"/>
    </style:style>
    <style:style style:name="T158" style:family="text">
      <style:text-properties officeooo:rsid="01105160"/>
    </style:style>
    <style:style style:name="T159" style:family="text">
      <style:text-properties officeooo:rsid="0121287d"/>
    </style:style>
    <style:style style:name="T160" style:family="text">
      <style:text-properties officeooo:rsid="012d17c5"/>
    </style:style>
    <style:style style:name="T161" style:family="text">
      <style:text-properties officeooo:rsid="013da6ec"/>
    </style:style>
    <style:style style:name="T162" style:family="text">
      <style:text-properties officeooo:rsid="01432698"/>
    </style:style>
    <style:style style:name="T163" style:family="text">
      <style:text-properties officeooo:rsid="014330ae"/>
    </style:style>
    <style:style style:name="T164" style:family="text">
      <style:text-properties officeooo:rsid="01437d9e"/>
    </style:style>
    <style:style style:name="T165" style:family="text">
      <style:text-properties officeooo:rsid="01451a0a"/>
    </style:style>
    <style:style style:name="T166" style:family="text">
      <style:text-properties officeooo:rsid="014c995f"/>
    </style:style>
    <style:style style:name="T167" style:family="text">
      <style:text-properties officeooo:rsid="014f4b3d"/>
    </style:style>
    <style:style style:name="T168" style:family="text">
      <style:text-properties officeooo:rsid="015054b6"/>
    </style:style>
    <style:style style:name="T169" style:family="text">
      <style:text-properties officeooo:rsid="01547dc6"/>
    </style:style>
    <style:style style:name="T170" style:family="text">
      <style:text-properties officeooo:rsid="0154c3b8"/>
    </style:style>
    <style:style style:name="T171" style:family="text">
      <style:text-properties officeooo:rsid="015a8d7b"/>
    </style:style>
    <style:style style:name="T172" style:family="text">
      <style:text-properties officeooo:rsid="015e90cd"/>
    </style:style>
    <style:style style:name="T173" style:family="text">
      <style:text-properties officeooo:rsid="016424b3"/>
    </style:style>
    <style:style style:name="T174" style:family="text">
      <style:text-properties officeooo:rsid="01652ae6"/>
    </style:style>
    <style:style style:name="T175" style:family="text">
      <style:text-properties officeooo:rsid="0166b695"/>
    </style:style>
    <style:style style:name="T176" style:family="text">
      <style:text-properties officeooo:rsid="01684b5c"/>
    </style:style>
    <style:style style:name="T177" style:family="text">
      <style:text-properties officeooo:rsid="016d6cbb"/>
    </style:style>
    <style:style style:name="T178" style:family="text">
      <style:text-properties officeooo:rsid="016f847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50">LibreCode: </text:span>Nylo.</text:p>
      <text:p text:style-name="Standard"/>
      <text:h text:style-name="P109" text:outline-level="2">0. <text:span text:style-name="T96">Introduzione</text:span></text:h>
      <text:p text:style-name="P2">Nylo <text:span text:style-name="T1">e’ un linguaggio programmazione che ha come obbiettivo l’interfacciare un utente medio a una macchina nel modo piu’ semplice, logico, veloce e conciso possibile, e che cura in modo particolare il tempo di sviluppo e mantenimento di un progetto. </text:span></text:p>
      <text:p text:style-name="P2">Nylo e' anche progettato per essere utilizzato <text:span text:style-name="T170">in futuro in</text:span>sieme ad altri strumenti <text:span text:style-name="T169">LibreCode</text:span>, con l'obbiettivo di, cambiando il modo in cui viene scritto il codice, cambiare come gli utenti interagiscono con la tecnologia, <text:span text:style-name="T143">spingendo verso</text:span> una maggiore consapevolezza e controllo.</text:p>
      <text:h text:style-name="Heading_20_2" text:outline-level="2"><text:span text:style-name="T2">0.0. </text:span>Zen</text:h>
      <text:p text:style-name="P1">Lo Zen di Nylo deriva dalla sua <text:span text:style-name="T2">visione</text:span> ed e' il seguente. <text:span text:style-name="T3">I punti sono in ordine di importanza.</text:span></text:p>
      <text:list xml:id="list2422580082" text:style-name="L1">
        <text:list-item>
          <text:p text:style-name="P60">Come Nylo e' una tecnologia che vuole portare innovazione negli strumenti attuali, con una sintassi che non segue i loro standard, una nuova tecnologia deve essere progettata al meglio per il suo scopo, mettendo in secondo piano la compatibilita'.</text:p>
        </text:list-item>
      </text:list>
      <text:list xml:id="list1444202016" text:style-name="L2">
        <text:list-item>
          <text:p text:style-name="P62">Come il codice di Nylo e' liberamente utilizzabile da chiunque per qualsiasi, senza necessita' di dare crediti o pagare, una qualsiasi tecnologia non deve per nessun motivo essere artificialmente limitata dal suo creatore. Questo include sia limitazioni pratiche (come, ad esempio, l'impossibilita' di sentire la musica in sottofondo su Youtube), che limitazioni che danno meriti all'autore al danno degli utenti, come copyright. L'autore dovrebbe impegnarsi a dare gli strumenti agli utenti per ricavare il massimo dalla sua tecnologia.</text:p>
        </text:list-item>
        <text:list-item>
          <text:p text:style-name="P63">Come la sintassi di Nylo e' determinata da pochi punti principali, ed e' costruita su questi in modo piu' logico possibile, una nuova tecnologia deve essere progettata per essere logica e intuitiva, anche a danni della praticita'. Una implementazione non dovrebbe stupire una persona che la leggesse.</text:p>
        </text:list-item>
        <text:list-item>
          <text:p text:style-name="P61">Com<text:span text:style-name="T2">e</text:span> Nylo e' pensato <text:span text:style-name="T2">per essere intuitivo anche agli utenti non esperti di programmazione, una nuova tecnologia deve essere progettata per essere utilizzata da chiunque desideri usarla in modo piu' intuitivo possibile.</text:span></text:p>
        </text:list-item>
        <text:list-item>
          <text:p text:style-name="P62">Il codice dovrebbe essere diviso in piccole unita' <text:span text:style-name="T144">o funzioni</text:span>, possibilmente sotto le dieci righe. Ogni unita' dovrebbe avere documentato il meccanismo con cui funziona, come <text:span text:style-name="T145">interagisco</text:span> con le altre funzioni, e qualche esempio pratico immediato. Ogni linea di codice dovrebbe inoltre avere una simile, piu' concisa, documentazione.</text:p>
        </text:list-item>
        <text:list-item>
          <text:p text:style-name="P62">Un implementazione dovrebbe inoltre essere: consistente, ovvero omogenea nei punti logici di base e come vengono interpretati; elegante e concisa; <text:span text:style-name="T4">infine, dovrebbe essere pronta a supportare possibili tecnologie future.</text:span></text:p>
        </text:list-item>
      </text:list>
      <text:h text:style-name="P110" text:outline-level="2"><text:soft-page-break/>0.1. Referenze Esterne</text:h>
      <text:p text:style-name="P3">La repository contenente il codice di Nylo, il manuale completo, e qualsiasi altro file ufficiale, si trova sull'indirizzo github.com/veggero/nylo.</text:p>
      <text:p text:style-name="P4"><text:span text:style-name="T146">La d</text:span>ocumentazione con l'obbiettivo di introdurre a <text:span text:style-name="T97">Nylo e' presente sulla sezione wiki della repo, ovvero all'indirizzo github.com/veggero/nylo/wiki.</text:span></text:p>
      <text:p text:style-name="P8">Il sito ufficiale di Nylo e' attualmente veggero.github.io, ma quando questo documento finira' di essere stilato, verra' probabilmente spostato su ny.lo <text:span text:style-name="T98">o nylo-lang.org</text:span>.</text:p>
      <text:h text:style-name="P111" text:outline-level="2">1. Elementi Fondamentali Della Sintassi </text:h>
      <text:p text:style-name="P7">L'elemento fondamentale della sintassi e' il codice Nylo. Questo e' composto da una lista ordinata di linee di codice, da essere eseguite in ordine. Ogni linea di codice e' composta da una lista ordinata di elementi. </text:p>
      <text:p text:style-name="P7">Il primo elemento di una linea di codice e' chiamato soggetto, i successivi elementi oggetti. Il soggetto viene chiamato dagli oggetti, in ordine come presenti nella linea di codice.</text:p>
      <text:p text:style-name="P7">La chiamata avviene in un contesto. Il <text:span text:style-name="T5">contesto</text:span> e' una lista di chiamate, ognuna delle quali comprende: il codice che sta venendo eseguito; la linea di codice che si sta eseguendo; eventuali eventi; variabili locali. Ogni volta che un soggetto <text:span text:style-name="T5">viene chiamato, una chiamata viene aggiunta al contesto. Il codice dell'ultima chiamata viene eseguito e, quando terminato, la chiamata viene rimossa dal contesto. </text:span></text:p>
      <text:p text:style-name="P6">Quando viene assegnato un valore ad una variabile, verra' controllat<text:span text:style-name="T147">a</text:span> se questa e' presente nelle variabili delle chiamate del contesto. In caso positivo, il suo valore verra' aggiornato. Altrimenti, la coppia variabile-valore sara' aggiunta nelle variabili locali dell'ultima chiamata. Quando viene richiesto il valore di una variabile durante una chiamata, vengono lette le variabili locali delle chiamate in ordine inverso fino a trovare il valore della variabile.</text:p>
      <text:p text:style-name="P6">La chiamata al soggetto viene gestita tramite una funzione sovraccaricata (di queste parlero' in seguito) fornita nella prima chiamata del contesto sotto la variabile 'call'.</text:p>
      <text:p text:style-name="P6"/>
      <text:p text:style-name="P5">Per descrivere la sintassi di Nylo, sono stati utilizzati i seguenti elementi:</text:p>
      <text:list xml:id="list983558088" text:style-name="L3">
        <text:list-item>
          <text:p text:style-name="P64">Un testo virgolettato, e.g. "+", descrive dei caratteri necessariamente presenti.</text:p>
        </text:list-item>
      </text:list>
      <text:list xml:id="list722497481" text:style-name="L4">
        <text:list-item>
          <text:p text:style-name="P65">Elementi dentro parentesi quadre, e.g. ["_"], rappresenta elementi facoltativi.</text:p>
        </text:list-item>
        <text:list-item>
          <text:p text:style-name="P65">Un asterisco precedente ad un elemento lo rende ripetibile' piu' volte consecutivamente.</text:p>
        </text:list-item>
        <text:list-item>
          <text:p text:style-name="P65">Parole tra parentesi graffe si riferiscono a elementi gia' descritti o successivamente descritti. Verra' inoltre utilizzat<text:span text:style-name="T148">a la</text:span> port<text:span text:style-name="T148">a</text:span> logic<text:span text:style-name="T148">a</text:span> | tra elementi <text:span text:style-name="T148">per indicare che tra piu' elementi ne deve essere presente anche solo uno</text:span>. </text:p>
        </text:list-item>
        <text:list-item>
          <text:p text:style-name="P66">Verranno usati gli elementi {digit}, {letter} corrispondenti a una qualsiasi cifra o lettera. <text:span text:style-name="T136">Inoltre, {any} e' un qualsiasi carattere.</text:span></text:p>
        </text:list-item>
        <text:list-item>
          <text:p text:style-name="P67">Le parentesi sono utilizzate normalmente per rendere chiaro a cosa si riferiscono i simboli.</text:p>
        </text:list-item>
      </text:list>
      <text:p text:style-name="P9"><text:soft-page-break/><text:span text:style-name="T105">Le strutture</text:span> <text:span text:style-name="T102">base</text:span> di Nylo <text:span text:style-name="T101">non sono definibili attraverso Nylo, perche' si appoggiano ai rispettivi oggetti Python.</text:span></text:p>
      <text:p text:style-name="P94">Alla categoria <text:span text:style-name="T105">delle strutture</text:span> definibili di Nylo, <text:span text:style-name="T103">invece,</text:span> appartengono tutti <text:span text:style-name="T105">gli elementi</text:span> che potrebbero essere definite attraverso Nylo e che di conseguenza non si basano <text:span text:style-name="T104">direttamente</text:span> su alcuna classe Python.</text:p>
      <text:h text:style-name="P115" text:outline-level="2">1.0. Stile</text:h>
      <text:p text:style-name="P96">Nylo e' un linguaggio funzionale <text:span text:style-name="T167">e si basa sulle strutture di dati</text:span>. <text:span text:style-name="T164">Infatti, preferisce che siano definite funzioni globali che vanno a modificare delle strutture di dati. Inserire funzioni nelle strutture e' possibile ma generalmente sconsigliato, in quanto si comporterebbero in maniera differente rispetto agli oggetti. Una chiamata a una funzione ritornera' sempre un nuovo valore e non andra' mai a modificare uno degli oggetti con cui e' stata chiamata.</text:span></text:p>
      <text:p text:style-name="P95"><text:span text:style-name="T163">Questo e' stato scelto perche':</text:span></text:p>
      <text:list xml:id="list1245097162" text:style-name="L11">
        <text:list-item>
          <text:p text:style-name="P97">Avere varie funzioni definite globalmente che modificano degli elementi e' piu' intuibile e vicino al linguaggio naturale: non esistono verbi che siano proprieta' di oggetti, bensi' sono tutti "globali".</text:p>
        </text:list-item>
        <text:list-item>
          <text:p text:style-name="P98">In molti linguaggi di programmazione attuali, compreso ad esempio Python, non e' possibile capire se una funzione proprieta' di un oggetto andra' a modificare l'oggetto in cui e' oppure se tornera' l'oggetto modificato. In modo simile, anche le funzioni globali lasciano confusione su questo.</text:p>
          <text:p text:style-name="P98">E.g.: <text:span text:style-name="Source_20_Text"><text:span text:style-name="T8">list.append</text:span></text:span> va a modificare la lista, mentre <text:span text:style-name="Source_20_Text"><text:span text:style-name="T8">str.replace </text:span></text:span>ritorna una nuova lista. </text:p>
          <text:p text:style-name="P99">Nylo preferisce fare in modo che nessuna funzione vada a modificare l'oggetto a cui si riferisce, in modo da rendere il codice piu' chiaro e non far sorgere lo stesso dubbio.</text:p>
        </text:list-item>
        <text:list-item>
          <text:p text:style-name="P99">La programmazione a oggetti implica che un oggetto sia di un solo tipo. Ad esempio, 13 e' a priori un numero intero. Utilizzando le strutture, invece, un elemento puo' essere di vari tipi diversi, se soddisfa le condizioni di tutti: 13 e' sia un numero intero, che un numero primo, un numero di fibonacci, un dizionario, e un oggetto.</text:p>
          <text:p text:style-name="P99">In questo modo <text:span text:style-name="T165">e' piu' semplice aggiungere strutture che siano compatibili con le funzioni gia' descritte, ma che abbiamo comportamente leggermente diversi o aggiunti. E.g.: si potrebbe creare in due righe un nuovo tipo di booleano con una proprieta' in piu', che si comporterebbe esattamente come un booleano ad eccezione di quando viene sommato ad un numero intero, dove entrerebbe invece in gioco la nuova proprieta'.</text:span></text:p>
          <text:p text:style-name="P78"><text:span text:style-name="Source_20_Text"><text:span text:style-name="T74">weird_b</text:span></text:span><text:span text:style-name="Source_20_Text"><text:span text:style-name="T73">ool: {int[=0 or =1] thruthfulness, int summed}<text:line-break/>sum: {weird_bool a, int b | a.summed + b}</text:span></text:span></text:p>
        </text:list-item>
        <text:list-item>
          <text:p text:style-name="P100"><text:span text:style-name="T166">Rendere</text:span> piu' semplice condividere <text:span text:style-name="T166">nuove funzioni per tipi gia' esistenti tra piu' terminali – basterebbe condividere la funzione globale. Nella programmazione ad oggetti la funzione dovrebbe essere una proprieta' dell'oggetto stesso.</text:span></text:p>
        </text:list-item>
        <text:list-item>
          <text:p text:style-name="P101">Se venisse creata in programmazione ad oggetti una nuova struttura di dati con delle funzione aggiuntive rispetto ad una struttura gia' esistente, la nuova non sarebbe compatibile <text:soft-page-break/>con la precedente. Invece, con il sistema di struttur<text:span text:style-name="T168">e, non e' necessario riscrivere tutte le funzioni per descrivere come si comporta la nuova struttura, in quanto e' possibile creare immediatamente una retrocompatibilita'.</text:span></text:p>
        </text:list-item>
        <text:list-item>
          <text:p text:style-name="P102">E' logicamente piu' solido separare i dati dagli elementi che li vanno a modificare. Prendendo in esempio la struttura di file attuali: i file sono dati, che vanno a essere modificati da delle applicazioni.</text:p>
          <text:p text:style-name="P102">Nella programmazione ad oggetti, e' come se i files contenesso direttamente le informazioni su come debbano essere modificati: i txt conterrebbero il blocco note, png conterrebbero un editor grafico, e cosi' via. Questo limiterebbe fortemente la creazione di editor differenti da quelli preimpostati.</text:p>
        </text:list-item>
      </text:list>
      <text:h text:style-name="P112" text:outline-level="2">1.<text:span text:style-name="T162">1</text:span>. Struttre Definibili nella Sintassi Nylo</text:h>
      <text:p text:style-name="P10">Strutture base:</text:p>
      <text:list xml:id="list806458845" text:style-name="L5">
        <text:list-item>
          <text:p text:style-name="P68"><text:span text:style-name="T5">Dizionario o Oggetto: il dizionario e' l'elemento base che costituisce ogni oggetto, e non e' quindi definibile attraverso alcuno di essi.<text:line-break/>Esempi: </text:span><text:span text:style-name="Source_20_Text"><text:span text:style-name="T9">['answer': 42]</text:span></text:span><text:span text:style-name="T6">; </text:span><text:span text:style-name="Source_20_Text"><text:span text:style-name="T7">[1:2, [1:2]: 3]</text:span></text:span><text:span text:style-name="T6">;<text:line-break/>Sintassi: </text:span><text:span text:style-name="Source_20_Text"><text:span text:style-name="T87">"[" </text:span></text:span><text:span text:style-name="Source_20_Text"><text:span text:style-name="T91">[</text:span></text:span><text:span text:style-name="Source_20_Text"><text:span text:style-name="T87">*</text:span></text:span><text:span text:style-name="Source_20_Text"><text:span text:style-name="T88">[</text:span></text:span><text:span text:style-name="Source_20_Text"><text:span text:style-name="T89">({</text:span></text:span><text:span text:style-name="Source_20_Text"><text:span text:style-name="T90">code</text:span></text:span><text:span text:style-name="Source_20_Text"><text:span text:style-name="T89">}</text:span></text:span><text:span text:style-name="Source_20_Text"><text:span text:style-name="T87"> ":" </text:span></text:span><text:span text:style-name="Source_20_Text"><text:span text:style-name="T89">{</text:span></text:span><text:span text:style-name="Source_20_Text"><text:span text:style-name="T90">code</text:span></text:span><text:span text:style-name="Source_20_Text"><text:span text:style-name="T89">}</text:span></text:span><text:span text:style-name="Source_20_Text"><text:span text:style-name="T87"> ","</text:span></text:span><text:span text:style-name="Source_20_Text"><text:span text:style-name="T89">)</text:span></text:span><text:span text:style-name="Source_20_Text"><text:span text:style-name="T88">]</text:span></text:span><text:span text:style-name="Source_20_Text"><text:span text:style-name="T89"> ({</text:span></text:span><text:span text:style-name="Source_20_Text"><text:span text:style-name="T90">code</text:span></text:span><text:span text:style-name="Source_20_Text"><text:span text:style-name="T89">}</text:span></text:span><text:span text:style-name="Source_20_Text"><text:span text:style-name="T87"> ":" </text:span></text:span><text:span text:style-name="Source_20_Text"><text:span text:style-name="T89">{</text:span></text:span><text:span text:style-name="Source_20_Text"><text:span text:style-name="T90">code</text:span></text:span><text:span text:style-name="Source_20_Text"><text:span text:style-name="T89">})</text:span></text:span><text:span text:style-name="Source_20_Text"><text:span text:style-name="T91">]</text:span></text:span><text:span text:style-name="Source_20_Text"><text:span text:style-name="T87"> "]"</text:span></text:span><text:span text:style-name="T6"><text:line-break/>Keyword: </text:span><text:span text:style-name="Source_20_Text"><text:span text:style-name="T9">dict</text:span></text:span></text:p>
        </text:list-item>
        <text:list-item>
          <text:p text:style-name="P68"><text:span text:style-name="T93">Numeri, interi e a virgola mobile.<text:line-break/>Esempi: </text:span><text:span text:style-name="Source_20_Text"><text:span text:style-name="T11">0</text:span></text:span><text:span text:style-name="T94">; </text:span><text:span text:style-name="Source_20_Text"><text:span text:style-name="T11">123</text:span></text:span><text:span text:style-name="T94">; </text:span><text:span text:style-name="Source_20_Text"><text:span text:style-name="T11">12.4</text:span></text:span><text:span text:style-name="T94">; </text:span><text:span text:style-name="Source_20_Text"><text:span text:style-name="T11">.90</text:span></text:span><text:span text:style-name="T94">;<text:line-break/>Sintassi: </text:span><text:span text:style-name="Source_20_Text"><text:span text:style-name="T14">[*{digit}] ["." *{digit}]</text:span></text:span><text:span text:style-name="T94"><text:line-break/>Keyword: </text:span><text:span text:style-name="Source_20_Text"><text:span text:style-name="T11">num</text:span></text:span><text:span text:style-name="T94">, </text:span><text:span text:style-name="Source_20_Text"><text:span text:style-name="T11">float</text:span></text:span><text:span text:style-name="T94">, </text:span><text:span text:style-name="Source_20_Text"><text:span text:style-name="T11">int</text:span></text:span></text:p>
        </text:list-item>
        <text:list-item>
          <text:p text:style-name="P69"><text:span text:style-name="T100">Stringhe. <text:line-break/>I caratteri speciali delle stringhe, riguardanti la formattazione del testo (</text:span><text:span text:style-name="Source_20_Text"><text:span text:style-name="T36">\a\b\e\f\n\r\s\t\v</text:span></text:span><text:span text:style-name="T100">) sono compatibili, ma probabilmente verranno deprecati e sostituiti in Nylo One, e il carattere di backslash verra' considerato normalmente. <text:line-break/>Esempi: </text:span><text:span text:style-name="Source_20_Text"><text:span text:style-name="T12">''</text:span></text:span><text:span text:style-name="T95">; </text:span><text:span text:style-name="Source_20_Text"><text:span text:style-name="T12">""</text:span></text:span><text:span text:style-name="T95">; </text:span><text:span text:style-name="Source_20_Text"><text:span text:style-name="T12">'hello world'</text:span></text:span><text:span text:style-name="T95">; </text:span><text:span text:style-name="Source_20_Text"><text:span text:style-name="T12">"it's good"</text:span></text:span><text:span text:style-name="T95">;<text:line-break/>Sintassi: </text:span><text:span text:style-name="Source_20_Text"><text:span text:style-name="T13">("'" [*{</text:span></text:span><text:span text:style-name="Source_20_Text"><text:span text:style-name="T15">letter</text:span></text:span><text:span text:style-name="Source_20_Text"><text:span text:style-name="T13">}] "'") | ("\"" [*{</text:span></text:span><text:span text:style-name="Source_20_Text"><text:span text:style-name="T15">letter</text:span></text:span><text:span text:style-name="Source_20_Text"><text:span text:style-name="T13">}] "\"")</text:span></text:span><text:span text:style-name="T95"><text:line-break/>Keyword: </text:span><text:span text:style-name="Source_20_Text"><text:span text:style-name="T12">str</text:span></text:span></text:p>
        </text:list-item>
        <text:list-item>
          <text:p text:style-name="P70">Commenti: i commenti vengono ignorati dall'inteprete.<text:line-break/><text:span text:style-name="T136">Esempi: </text:span><text:span text:style-name="Source_20_Text"><text:span text:style-name="T20">// this</text:span></text:span><text:span text:style-name="T136">; </text:span><text:span text:style-name="Source_20_Text"><text:span text:style-name="T20">/* also this */</text:span></text:span><text:span text:style-name="T136">;<text:line-break/>Sintassi: </text:span><text:span text:style-name="Source_20_Text"><text:span text:style-name="T20">("//" [*{</text:span></text:span><text:span text:style-name="Source_20_Text"><text:span text:style-name="T48">any</text:span></text:span><text:span text:style-name="Source_20_Text"><text:span text:style-name="T20">}] "\n") | ("/*" [*{</text:span></text:span><text:span text:style-name="Source_20_Text"><text:span text:style-name="T48">any</text:span></text:span><text:span text:style-name="Source_20_Text"><text:span text:style-name="T20">}] "*/")</text:span></text:span></text:p>
        </text:list-item>
      </text:list>
      <text:p text:style-name="P11">Strutture definibili:</text:p>
      <text:list xml:id="list4262559516" text:style-name="L6">
        <text:list-item>
          <text:p text:style-name="P71"><text:span text:style-name="T113">Variabili: sono formate semplicemente da lettere e underscore, ma non possono iniziare o finire con <text:s/>questi.<text:line-break/>Esempi: </text:span><text:span text:style-name="Source_20_Text"><text:span text:style-name="T26">print</text:span></text:span><text:span text:style-name="T113">; </text:span><text:span text:style-name="Source_20_Text"><text:span text:style-name="T26">good_dog</text:span></text:span><text:span text:style-name="T113">; </text:span><text:span text:style-name="Source_20_Text"><text:span text:style-name="T26">fine_</text:span></text:span><text:span text:style-name="Source_20_Text"><text:span text:style-name="T24">string</text:span></text:span><text:span text:style-name="T114">;<text:line-break/>Sintassi: </text:span><text:span text:style-name="Source_20_Text"><text:span text:style-name="T24">*{letter} *["_" *{letter}]</text:span></text:span><text:span text:style-name="Source_20_Text"><text:span text:style-name="T25"><text:line-break/></text:span></text:span><text:span text:style-name="Caption_20_characters"><text:span text:style-name="T124">Struttura</text:span></text:span><text:span text:style-name="Caption_20_characters"><text:span text:style-name="T123">: </text:span></text:span><text:span text:style-name="Source_20_Text"><text:span text:style-name="T42">{str name, list conditions}</text:span></text:span><text:span text:style-name="Source_20_Text"><text:span text:style-name="T24"><text:line-break/></text:span></text:span><text:span text:style-name="T115">Keyword: </text:span><text:span text:style-name="Source_20_Text"><text:span text:style-name="T25">var</text:span></text:span></text:p>
        </text:list-item>
      </text:list>
      <text:list xml:id="list1300098519" text:style-name="L7">
        <text:list-item>
          <text:p text:style-name="P75"><text:soft-page-break/><text:span text:style-name="T92">Liste: le liste sono oggetti con un valore 0. I successivi elementi della lista hanno i valori dei successivi numeri interi.</text:span><text:span text:style-name="Source_20_Text"><text:span text:style-name="T10"><text:line-break/></text:span></text:span><text:span text:style-name="T92">Esempi: </text:span><text:span text:style-name="Source_20_Text"><text:span text:style-name="T10">[]</text:span></text:span><text:span text:style-name="T99">; </text:span><text:span text:style-name="Source_20_Text"><text:span text:style-name="T10">[1]</text:span></text:span><text:span text:style-name="T92">; </text:span><text:span text:style-name="Source_20_Text"><text:span text:style-name="T10">[1,2,3]</text:span></text:span><text:span text:style-name="T92">; </text:span><text:span text:style-name="Source_20_Text"><text:span text:style-name="T10">[[1,2],3]</text:span></text:span><text:span text:style-name="T92">;<text:line-break/>Sintassi: </text:span><text:span text:style-name="Source_20_Text"><text:span text:style-name="T10">"[" *[{code} ","] {code} "]"</text:span></text:span><text:span text:style-name="T92"><text:line-break/>Oggetti generati: </text:span><text:span text:style-name="Source_20_Text"><text:span text:style-name="T10">[]</text:span></text:span><text:span text:style-name="T92">; </text:span><text:span text:style-name="Source_20_Text"><text:span text:style-name="T10">[0: 1]</text:span></text:span><text:span text:style-name="T92">; </text:span><text:span text:style-name="Source_20_Text"><text:span text:style-name="T10">[0: 1, 1: 2, 2: 3]</text:span></text:span><text:span text:style-name="T92">; </text:span><text:span text:style-name="Source_20_Text"><text:span text:style-name="T10">[0: [0: 1, 1: 2], 1: 3]</text:span></text:span><text:span text:style-name="T92">;<text:line-break/>Keyword: </text:span><text:span text:style-name="Source_20_Text"><text:span text:style-name="T10">list</text:span></text:span></text:p>
        </text:list-item>
        <text:list-item>
          <text:p text:style-name="P76"><text:span text:style-name="T107">Funzioni: le funzioni sono strutture contenenti codice e </text:span><text:span text:style-name="T125">una struttura che descrive che argomenti si aspetta</text:span><text:span text:style-name="T107">. Se la prima linea e' una stringa, viene intepretata come documentazione. </text:span><text:span text:style-name="T108">Argomenti e codice sono eventualmente separati dal carattere "|".</text:span><text:span text:style-name="Source_20_Text"><text:span text:style-name="T16"><text:line-break/></text:span></text:span><text:span text:style-name="T109">Esempi: </text:span><text:span text:style-name="Source_20_Text"><text:span text:style-name="T18">{1+}</text:span></text:span><text:span text:style-name="T109">; </text:span><text:span text:style-name="Source_20_Text"><text:span text:style-name="T18">{print "hi"}</text:span></text:span><text:span text:style-name="T109">; </text:span><text:span text:style-name="Source_20_Text"><text:span text:style-name="T18">{a | a+1}</text:span></text:span><text:span text:style-name="T109">; </text:span><text:span text:style-name="Source_20_Text"><text:span text:style-name="T18">{int k, b | "jumps"; a.jump b}</text:span></text:span><text:span text:style-name="T109">;</text:span><text:span text:style-name="T107"><text:line-break/>Sintassi: </text:span><text:span text:style-name="Source_20_Text"><text:span text:style-name="T17">"{" [{</text:span></text:span><text:span text:style-name="Source_20_Text"><text:span text:style-name="T45">struct</text:span></text:span><text:span text:style-name="Source_20_Text"><text:span text:style-name="T17">} "</text:span></text:span><text:span text:style-name="Source_20_Text"><text:span text:style-name="T16">|</text:span></text:span><text:span text:style-name="Source_20_Text"><text:span text:style-name="T17">"] [{</text:span></text:span><text:span text:style-name="Source_20_Text"><text:span text:style-name="T16">str</text:span></text:span><text:span text:style-name="Source_20_Text"><text:span text:style-name="T17">}] </text:span></text:span><text:span text:style-name="Source_20_Text"><text:span text:style-name="T16">{code} "}"</text:span></text:span><text:line-break/><text:span text:style-name="T140">Struttura: </text:span><text:span text:style-name="Source_20_Text"><text:span text:style-name="T41">{code behaviour, </text:span></text:span><text:span text:style-name="Source_20_Text"><text:span text:style-name="T44">struct</text:span></text:span><text:span text:style-name="Source_20_Text"><text:span text:style-name="T41"> arguments}</text:span></text:span><text:span text:style-name="T109"><text:line-break/>Keyword: </text:span><text:span text:style-name="Source_20_Text"><text:span text:style-name="T18">fun</text:span></text:span></text:p>
        </text:list-item>
        <text:list-item>
          <text:p text:style-name="P48"><text:span text:style-name="T142">Struttura: una struttura e' formata dalla lista di variabili che la struttura deve avere. E' definita da una serie di nomi di variabili separati da una virgola all'interno di una graffa. Ogni nome di variabile puo' essere preceduta da altri nomi di variabili che si riferiscono ad altri argomenti che le variabili devono seguire. Questi possono inoltre essere seguite da del codice da utilizzare per verificare i valori delle variabili.<text:line-break/>Esempi: </text:span><text:span text:style-name="Source_20_Text"><text:span text:style-name="T8">{x}</text:span></text:span><text:span text:style-name="T135">; </text:span><text:span text:style-name="Source_20_Text"><text:span text:style-name="T19">{x, y}</text:span></text:span><text:span text:style-name="T135">; </text:span><text:span text:style-name="Source_20_Text"><text:span text:style-name="T19">{int x}</text:span></text:span><text:span text:style-name="T135">; </text:span><text:span text:style-name="Source_20_Text"><text:span text:style-name="T19">{list int x, y, z}</text:span></text:span><text:span text:style-name="T135">; </text:span><text:span text:style-name="Source_20_Text"><text:span text:style-name="T19">{int[=10] x}</text:span></text:span><text:span text:style-name="T135">; <text:line-break/><text:tab/> <text:s/></text:span><text:span text:style-name="Source_20_Text"><text:span text:style-name="T19">{list[len()=5] int[&lt;3] x, str[len()&gt;10] y}</text:span></text:span><text:span text:style-name="T135">;</text:span></text:p>
          <text:p text:style-name="P52"><text:span text:style-name="T155">Sintassi: </text:span><text:span text:style-name="Source_20_Text"><text:span text:style-name="T56">"{" [*( *[ {variable} [ "[" {code} "]" ] ] {variable} "," )] *[ {variable} [ "[" {code} "]" ] ] {variable} "}"</text:span></text:span><text:span text:style-name="Source_20_Text"><text:span text:style-name="T43"><text:line-break/></text:span></text:span><text:span text:style-name="T127">Struttura</text:span><text:span text:style-name="T149">: </text:span><text:span text:style-name="Source_20_Text"><text:span text:style-name="T49">{list var arguments}</text:span></text:span></text:p>
          <text:p text:style-name="P52"><text:span text:style-name="T110">K</text:span><text:span text:style-name="T119">eyword: </text:span><text:span text:style-name="Source_20_Text"><text:span text:style-name="T43">struct</text:span></text:span></text:p>
          <text:p text:style-name="P49"><text:span text:style-name="Source_20_Text"><text:span text:style-name="T27"/></text:span></text:p>
        </text:list-item>
        <text:list-item>
          <text:p text:style-name="P50"><text:span text:style-name="T117">Numer</text:span><text:span text:style-name="T121">i</text:span><text:span text:style-name="T117"> immaginari: e' definito da una parte naturale e una immaginaria. Un numero immaginario viene definito nella sintassi con base reale 0. Per cambiarla, basta usare una addizione.<text:line-break/>Esempi: </text:span><text:span text:style-name="Source_20_Text"><text:span text:style-name="T28">4</text:span></text:span><text:span text:style-name="Source_20_Text"><text:span text:style-name="T32">j</text:span></text:span><text:span text:style-name="T117">; </text:span><text:span text:style-name="Source_20_Text"><text:span text:style-name="T28">9</text:span></text:span><text:span text:style-name="Source_20_Text"><text:span text:style-name="T32">J</text:span></text:span><text:span text:style-name="T117">; </text:span><text:span text:style-name="Source_20_Text"><text:span text:style-name="T28">15</text:span></text:span><text:span text:style-name="Source_20_Text"><text:span text:style-name="T32">j</text:span></text:span><text:span text:style-name="T117">; </text:span><text:span text:style-name="Source_20_Text"><text:span text:style-name="T32">5 + 19J</text:span></text:span><text:span text:style-name="T120">;<text:line-break/>Sintassi: </text:span><text:span text:style-name="Source_20_Text"><text:span text:style-name="T29">{</text:span></text:span><text:span text:style-name="Source_20_Text"><text:span text:style-name="T39">num</text:span></text:span><text:span text:style-name="Source_20_Text"><text:span text:style-name="T29">} </text:span></text:span><text:span text:style-name="Source_20_Text"><text:span text:style-name="T32">( "j" | "J" )</text:span></text:span><text:line-break/><text:span text:style-name="T141">Struttura</text:span><text:span text:style-name="T122">: </text:span><text:span text:style-name="Source_20_Text"><text:span text:style-name="T38">{num </text:span></text:span><text:span text:style-name="Source_20_Text"><text:span text:style-name="T40">real, imag</text:span></text:span><text:span text:style-name="Source_20_Text"><text:span text:style-name="T38">}</text:span></text:span></text:p>
          <text:p text:style-name="P59"><text:span text:style-name="T132">K</text:span><text:span text:style-name="T106">eyword: </text:span><text:span text:style-name="Source_20_Text"><text:span text:style-name="T8">imag</text:span></text:span></text:p>
          <text:p text:style-name="P51"/>
        </text:list-item>
        <text:list-item>
          <text:p text:style-name="P72"><text:span text:style-name="T118">Numeri binari.<text:line-break/>Esempi: </text:span><text:span text:style-name="Source_20_Text"><text:span text:style-name="T34">1010</text:span></text:span><text:span text:style-name="Source_20_Text"><text:span text:style-name="T30">b</text:span></text:span><text:span text:style-name="T118">; </text:span><text:span text:style-name="Source_20_Text"><text:span text:style-name="T34">11</text:span></text:span><text:span text:style-name="Source_20_Text"><text:span text:style-name="T30">b</text:span></text:span><text:span text:style-name="T118">;<text:line-break/>Sintassi: </text:span><text:span text:style-name="Source_20_Text"><text:span text:style-name="T31">{int} "b"</text:span></text:span></text:p>
        </text:list-item>
        <text:list-item>
          <text:p text:style-name="P73"><text:span text:style-name="T137">Numeri Esadecimali.<text:line-break/>Esempi: </text:span><text:span text:style-name="Source_20_Text"><text:span text:style-name="T33">#15</text:span></text:span><text:span text:style-name="T137">; </text:span><text:span text:style-name="Source_20_Text"><text:span text:style-name="T33">#ff0015</text:span></text:span><text:span text:style-name="T137">; </text:span><text:span text:style-name="Source_20_Text"><text:span text:style-name="T33">#127</text:span></text:span><text:span text:style-name="T137">;<text:line-break/>Sintassi: </text:span><text:span text:style-name="Source_20_Text"><text:span text:style-name="T33">"#" *</text:span></text:span><text:span text:style-name="Source_20_Text"><text:span text:style-name="T47">( {digits} | ("a"|"b"|"c"|"d"|"e"|"f") )</text:span></text:span></text:p>
        </text:list-item>
        <text:list-item>
          <text:p text:style-name="P74"><text:span text:style-name="T138">Numeri Ottali.<text:line-break/>Esempi: </text:span><text:span text:style-name="T34">15o</text:span><text:span text:style-name="T138">; </text:span><text:span text:style-name="T34">130o</text:span><text:span text:style-name="T138">; </text:span><text:span text:style-name="T34">111o</text:span><text:span text:style-name="T138">;<text:line-break/>Sintassi: </text:span><text:span text:style-name="Source_20_Text"><text:span text:style-name="T35">{int} "o"</text:span></text:span></text:p>
        </text:list-item>
        <text:list-item>
          <text:p text:style-name="P74"><text:span text:style-name="T139">Valore booleano. Possono essere utilizzati attraverso le variabili built-in </text:span><text:span text:style-name="Source_20_Text"><text:span text:style-name="T37">true</text:span></text:span><text:span text:style-name="T139"> e </text:span><text:span text:style-name="Source_20_Text"><text:span text:style-name="T37">false</text:span></text:span>, <text:span text:style-name="T139">e di conseguenza non hanno una sintassi in Nylo.<text:line-break/>Esempi: </text:span><text:span text:style-name="Source_20_Text"><text:span text:style-name="T37">true</text:span></text:span><text:span text:style-name="T139">; </text:span><text:span text:style-name="Source_20_Text"><text:span text:style-name="T8">false</text:span></text:span><text:span text:style-name="T139">;<text:line-break/></text:span><text:soft-page-break/><text:span text:style-name="T139">Oggetti generati: </text:span><text:span text:style-name="Source_20_Text"><text:span text:style-name="T37">['truthfulness': 1]</text:span></text:span><text:span text:style-name="T139">; </text:span><text:span text:style-name="Source_20_Text"><text:span text:style-name="T37">['truthfulness': 0]</text:span></text:span><text:span text:style-name="T139">;<text:line-break/>Struttura: </text:span><text:span text:style-name="Source_20_Text"><text:span text:style-name="T37">{int[=0 or =1] thruthfulness}<text:line-break/></text:span></text:span><text:span text:style-name="T126">Keyword: </text:span><text:span text:style-name="Source_20_Text"><text:span text:style-name="T46">bool</text:span></text:span></text:p>
        </text:list-item>
      </text:list>
      <text:list xml:id="list3062589116" text:style-name="L8">
        <text:list-item>
          <text:p text:style-name="P57">Code: struttura generale per il codice Nylo.</text:p>
          <text:p text:style-name="P56"><text:span text:style-name="T111">Esempi: </text:span><text:span text:style-name="Source_20_Text"><text:span text:style-name="T21">print "hello world"</text:span></text:span><text:span text:style-name="T111">;<text:line-break/>Sintassi: </text:span><text:span text:style-name="Source_20_Text"><text:span text:style-name="T27">{codeline}</text:span></text:span><text:span text:style-name="T111"> </text:span><text:span text:style-name="Source_20_Text"><text:span text:style-name="T21">*</text:span></text:span><text:span text:style-name="Source_20_Text"><text:span text:style-name="T27">[ ( "\n" | ";" ) {codeline} ]</text:span></text:span><text:line-break/><text:span text:style-name="T156">Struttura: </text:span><text:span text:style-name="Source_20_Text"><text:span text:style-name="T58">{list codeline lines}</text:span></text:span></text:p>
          <text:p text:style-name="P56"><text:span text:style-name="T112">Keyword: </text:span><text:span text:style-name="Source_20_Text"><text:span text:style-name="T23">code</text:span></text:span></text:p>
          <text:p text:style-name="P58"><text:span text:style-name="Source_20_Text"><text:span text:style-name="T21"/></text:span></text:p>
        </text:list-item>
        <text:list-item>
          <text:p text:style-name="P58"><text:span text:style-name="T111">Code</text:span><text:span text:style-name="T116">line</text:span><text:span text:style-name="T111">: </text:span><text:span text:style-name="T116">Singola linea di codice Nylo.</text:span></text:p>
          <text:p text:style-name="P55"><text:span text:style-name="T111">Esempi</text:span><text:span text:style-name="Source_20_Text"><text:span text:style-name="T111">: </text:span></text:span><text:span text:style-name="Source_20_Text"><text:span text:style-name="T21">print "hello world"</text:span></text:span><text:span text:style-name="Source_20_Text"><text:span text:style-name="T111">;<text:line-break/></text:span></text:span><text:span text:style-name="T111">Sintassi</text:span><text:span text:style-name="Source_20_Text"><text:span text:style-name="T111">: </text:span></text:span><text:span text:style-name="Source_20_Text"><text:span text:style-name="T21">*</text:span></text:span><text:span text:style-name="Source_20_Text"><text:span text:style-name="T22">[{var} | {list} | {dict} | {float} | {int} | {str} | {fun} | {arg} </text:span></text:span><text:span text:style-name="Source_20_Text"><text:span text:style-name="T59">| "(" {codeline} ")" </text:span></text:span><text:span text:style-name="Source_20_Text"><text:span text:style-name="T22">]</text:span></text:span></text:p>
          <text:p text:style-name="P55"><text:span text:style-name="T133">Struttura</text:span><text:span text:style-name="T134">: </text:span><text:span text:style-name="Source_20_Text"><text:span text:style-name="T57">{list obj behaviour}</text:span></text:span><text:span text:style-name="Source_20_Text"><text:span text:style-name="T22"><text:line-break/></text:span></text:span><text:span text:style-name="T112">Keyword</text:span><text:span text:style-name="Source_20_Text"><text:span text:style-name="T112">: </text:span></text:span><text:span text:style-name="Source_20_Text"><text:span text:style-name="T23">code</text:span></text:span><text:span text:style-name="Source_20_Text"><text:span text:style-name="T27">lin</text:span></text:span><text:span text:style-name="Source_20_Text"><text:span text:style-name="T50">e</text:span></text:span></text:p>
          <text:p text:style-name="P53"><text:span text:style-name="Source_20_Text"><text:span text:style-name="T50"/></text:span></text:p>
        </text:list-item>
        <text:list-item>
          <text:p text:style-name="P54"><text:span text:style-name="T128">Funzione sovraccaricata: questo oggetto viene creato in automatico quando si prova ad assegnare una funzione a una variabile che contiene gia' una funzione. Verra creata una funzione sovraccaricata contenente ambedue. </text:span><text:span text:style-name="T130">Una funzione sovraccaricata e' composta da una lista di funzioni.</text:span><text:span text:style-name="T128"><text:line-break/>Struttura: </text:span><text:span text:style-name="Source_20_Text"><text:span text:style-name="T50">{list fun overloaded_functions}<text:line-break/></text:span></text:span><text:span text:style-name="T129">Keyword: </text:span><text:span text:style-name="Source_20_Text"><text:span text:style-name="T51">overloaded_fun</text:span></text:span></text:p>
        </text:list-item>
      </text:list>
      <text:p text:style-name="P21"/>
      <text:h text:style-name="Heading_20_2" text:outline-level="2">1.<text:span text:style-name="T162">2</text:span>. <text:span text:style-name="T151">Elementi di Sintassi</text:span></text:h>
      <text:p text:style-name="P13">La sintassi di Nylo comprende inoltre due importanti elementi per facilitare la scrittura di codice: simboli e indentazione.</text:p>
      <text:h text:style-name="P107" text:outline-level="3">1.<text:span text:style-name="T162">2</text:span>.0. Simboli</text:h>
      <text:p text:style-name="P91">I simboli <text:span text:style-name="T161">definiti in Nylo</text:span> sono:</text:p>
      <table:table table:name="Table7" table:style-name="Table7">
        <table:table-column table:style-name="Table7.A"/>
        <table:table-column table:style-name="Table7.B"/>
        <table:table-column table:style-name="Table7.C" table:number-columns-repeated="2"/>
        <table:table-column table:style-name="Table7.E"/>
        <table:table-column table:style-name="Table7.C"/>
        <table:table-column table:style-name="Table7.G"/>
        <table:table-row>
          <table:table-cell table:style-name="Table7.A1" office:value-type="string">
            <text:p text:style-name="P136"><text:span text:style-name="Source_20_Text"><text:span text:style-name="T8">=</text:span></text:span></text:p>
          </table:table-cell>
          <table:table-cell table:style-name="Table7.A1" office:value-type="string">
            <text:p text:style-name="P136"><text:span text:style-name="Source_20_Text"><text:span text:style-name="T8">&lt;</text:span></text:span></text:p>
          </table:table-cell>
          <table:table-cell table:style-name="Table7.A1" office:value-type="string">
            <text:p text:style-name="P136"><text:span text:style-name="Source_20_Text"><text:span text:style-name="T8">&gt;</text:span></text:span></text:p>
          </table:table-cell>
          <table:table-cell table:style-name="Table7.A1" office:value-type="string">
            <text:p text:style-name="P136"><text:span text:style-name="Source_20_Text"><text:span text:style-name="T8">!=</text:span></text:span></text:p>
          </table:table-cell>
          <table:table-cell table:style-name="Table7.A1" office:value-type="string">
            <text:p text:style-name="P136"><text:span text:style-name="Source_20_Text"><text:span text:style-name="T8">&gt;=</text:span></text:span></text:p>
          </table:table-cell>
          <table:table-cell table:style-name="Table7.A1" office:value-type="string">
            <text:p text:style-name="P136"><text:span text:style-name="Source_20_Text"><text:span text:style-name="T8">&lt;=</text:span></text:span></text:p>
          </table:table-cell>
          <table:table-cell table:style-name="Table7.G1" office:value-type="string">
            <text:p text:style-name="P153"><text:span text:style-name="Source_20_Text"><text:span text:style-name="T8">&amp;</text:span></text:span></text:p>
          </table:table-cell>
        </table:table-row>
        <table:table-row>
          <table:table-cell table:style-name="Table7.A2" office:value-type="string">
            <text:p text:style-name="P136"><text:span text:style-name="Source_20_Text"><text:span text:style-name="T8">+</text:span></text:span></text:p>
          </table:table-cell>
          <table:table-cell table:style-name="Table7.A2" office:value-type="string">
            <text:p text:style-name="P136"><text:span text:style-name="Source_20_Text"><text:span text:style-name="T8">-</text:span></text:span></text:p>
          </table:table-cell>
          <table:table-cell table:style-name="Table7.A2" office:value-type="string">
            <text:p text:style-name="P121"><text:span text:style-name="Source_20_Text"><text:span text:style-name="T8">*</text:span></text:span></text:p>
          </table:table-cell>
          <table:table-cell table:style-name="Table7.A2" office:value-type="string">
            <text:p text:style-name="P121"><text:span text:style-name="Source_20_Text"><text:span text:style-name="T8">/</text:span></text:span></text:p>
          </table:table-cell>
          <table:table-cell table:style-name="Table7.A2" office:value-type="string">
            <text:p text:style-name="P136"><text:span text:style-name="Source_20_Text"><text:span text:style-name="T8">^</text:span></text:span></text:p>
          </table:table-cell>
          <table:table-cell table:style-name="Table7.A2" office:value-type="string">
            <text:p text:style-name="P136"><text:span text:style-name="Source_20_Text"><text:span text:style-name="T8">%</text:span></text:span></text:p>
          </table:table-cell>
          <table:table-cell table:style-name="Table7.G2" office:value-type="string">
            <text:p text:style-name="P153"><text:span text:style-name="Source_20_Text"><text:span text:style-name="T8">is_a</text:span></text:span></text:p>
          </table:table-cell>
        </table:table-row>
        <table:table-row>
          <table:table-cell table:style-name="Table7.A2" office:value-type="string">
            <text:p text:style-name="P136"><text:span text:style-name="Source_20_Text"><text:span text:style-name="T8">and</text:span></text:span></text:p>
          </table:table-cell>
          <table:table-cell table:style-name="Table7.A2" office:value-type="string">
            <text:p text:style-name="P136"><text:span text:style-name="Source_20_Text"><text:span text:style-name="T8">or</text:span></text:span></text:p>
          </table:table-cell>
          <table:table-cell table:style-name="Table7.A2" office:value-type="string">
            <text:p text:style-name="P136"><text:span text:style-name="Source_20_Text"><text:span text:style-name="T8">not</text:span></text:span></text:p>
          </table:table-cell>
          <table:table-cell table:style-name="Table7.A2" office:value-type="string">
            <text:p text:style-name="P136"><text:span text:style-name="Source_20_Text"><text:span text:style-name="T8">xor</text:span></text:span></text:p>
          </table:table-cell>
          <table:table-cell table:style-name="Table7.A2" office:value-type="string">
            <text:p text:style-name="P136"><text:span text:style-name="Source_20_Text"><text:span text:style-name="T8">&gt;&gt;</text:span></text:span></text:p>
          </table:table-cell>
          <table:table-cell table:style-name="Table7.A2" office:value-type="string">
            <text:p text:style-name="P136"><text:span text:style-name="Source_20_Text"><text:span text:style-name="T8">&lt;&lt;</text:span></text:span></text:p>
          </table:table-cell>
          <table:table-cell table:style-name="Table7.G2" office:value-type="string">
            <text:p text:style-name="P137"><text:span text:style-name="Source_20_Text"><text:span text:style-name="T79">with</text:span></text:span></text:p>
          </table:table-cell>
        </table:table-row>
        <table:table-row>
          <table:table-cell table:style-name="Table7.A2" office:value-type="string">
            <text:p text:style-name="P121"><text:span text:style-name="Source_20_Text"><text:span text:style-name="T8">: </text:span></text:span></text:p>
          </table:table-cell>
          <table:table-cell table:style-name="Table7.A2" office:value-type="string">
            <text:p text:style-name="P136"><text:span text:style-name="Source_20_Text"><text:span text:style-name="T8">in</text:span></text:span></text:p>
          </table:table-cell>
          <table:table-cell table:style-name="Table7.A2" office:value-type="string">
            <text:p text:style-name="P138"><text:span text:style-name="Source_20_Text"><text:span text:style-name="T8">+-</text:span></text:span></text:p>
          </table:table-cell>
          <table:table-cell table:style-name="Table7.A2" office:value-type="string">
            <text:p text:style-name="P121"><text:span text:style-name="Source_20_Text"><text:span text:style-name="T8">":</text:span></text:span><text:span text:style-name="Source_20_Text"><text:span text:style-name="T67"> "</text:span></text:span></text:p>
          </table:table-cell>
          <table:table-cell table:style-name="Table7.A2" office:value-type="string">
            <text:p text:style-name="P121"><text:span text:style-name="Source_20_Text"><text:span text:style-name="T71">-&gt;</text:span></text:span></text:p>
          </table:table-cell>
          <table:table-cell table:style-name="Table7.A2" office:value-type="string">
            <text:p text:style-name="P121"><text:span text:style-name="Source_20_Text"><text:span text:style-name="T66">,</text:span></text:span></text:p>
          </table:table-cell>
          <table:table-cell table:style-name="Table7.G2" office:value-type="string">
            <text:p text:style-name="P121"><text:span text:style-name="Source_20_Text"><text:span text:style-name="T8"/></text:span></text:p>
          </table:table-cell>
        </table:table-row>
      </table:table>
      <text:p text:style-name="P91"><text:line-break/><text:span text:style-name="T160">Di questi, i simboli unari sono:</text:span></text:p>
      <table:table table:name="Table8" table:style-name="Table8">
        <table:table-column table:style-name="Table8.A"/>
        <table:table-column table:style-name="Table8.B"/>
        <table:table-row>
          <table:table-cell table:style-name="Table8.A1" office:value-type="string">
            <text:p text:style-name="P145"><text:span text:style-name="Source_20_Text"><text:span text:style-name="T8">+</text:span></text:span></text:p>
          </table:table-cell>
          <table:table-cell table:style-name="Table8.B1" office:value-type="string">
            <text:p text:style-name="P145"><text:span text:style-name="Source_20_Text"><text:span text:style-name="T8">-</text:span></text:span></text:p>
          </table:table-cell>
        </table:table-row>
        <table:table-row>
          <table:table-cell table:style-name="Table8.A2" office:value-type="string">
            <text:p text:style-name="P145"><text:span text:style-name="Source_20_Text"><text:span text:style-name="T8">not</text:span></text:span></text:p>
          </table:table-cell>
          <table:table-cell table:style-name="Table8.B2" office:value-type="string">
            <text:p text:style-name="P122"><text:span text:style-name="Source_20_Text"><text:span text:style-name="T79"/></text:span></text:p>
          </table:table-cell>
        </table:table-row>
      </table:table>
      <text:p text:style-name="P89"><text:span text:style-name="T157"><text:line-break/>Ogni simbolo corrisponde a una funzione:</text:span></text:p>
      <table:table table:name="Table9" table:style-name="Table9">
        <table:table-column table:style-name="Table9.A" table:number-columns-repeated="4"/>
        <table:table-row>
          <table:table-cell table:style-name="Table9.A1" office:value-type="string">
            <text:p text:style-name="P148"><text:span text:style-name="Source_20_Text"><text:span text:style-name="T8">=</text:span></text:span></text:p>
          </table:table-cell>
          <table:table-cell table:style-name="Table9.A1" office:value-type="string">
            <text:p text:style-name="P150"><text:span text:style-name="Source_20_Text"><text:span text:style-name="T8">equal</text:span></text:span></text:p>
          </table:table-cell>
          <table:table-cell table:style-name="Table9.A1" office:value-type="string">
            <text:p text:style-name="P148"><text:span text:style-name="Source_20_Text"><text:span text:style-name="T8">and</text:span></text:span></text:p>
          </table:table-cell>
          <table:table-cell table:style-name="Table9.D1" office:value-type="string">
            <text:p text:style-name="P150"><text:span text:style-name="Source_20_Text"><text:span text:style-name="T8">all</text:span></text:span></text:p>
          </table:table-cell>
        </table:table-row>
        <table:table-row>
          <table:table-cell table:style-name="Table9.A2" office:value-type="string">
            <text:p text:style-name="P148"><text:span text:style-name="Source_20_Text"><text:span text:style-name="T8">&gt;</text:span></text:span></text:p>
          </table:table-cell>
          <table:table-cell table:style-name="Table9.A2" office:value-type="string">
            <text:p text:style-name="P150"><text:span text:style-name="Source_20_Text"><text:span text:style-name="T8">greater_than</text:span></text:span></text:p>
          </table:table-cell>
          <table:table-cell table:style-name="Table9.A2" office:value-type="string">
            <text:p text:style-name="P148"><text:span text:style-name="Source_20_Text"><text:span text:style-name="T8">or</text:span></text:span></text:p>
          </table:table-cell>
          <table:table-cell table:style-name="Table9.D2" office:value-type="string">
            <text:p text:style-name="P150"><text:span text:style-name="Source_20_Text"><text:span text:style-name="T8">any</text:span></text:span></text:p>
          </table:table-cell>
        </table:table-row>
        <table:table-row>
          <table:table-cell table:style-name="Table9.A2" office:value-type="string">
            <text:p text:style-name="P148"><text:span text:style-name="Source_20_Text"><text:span text:style-name="T8">&lt;</text:span></text:span></text:p>
          </table:table-cell>
          <table:table-cell table:style-name="Table9.A2" office:value-type="string">
            <text:p text:style-name="P150"><text:span text:style-name="Source_20_Text"><text:span text:style-name="T8">less_than</text:span></text:span></text:p>
          </table:table-cell>
          <table:table-cell table:style-name="Table9.A2" office:value-type="string">
            <text:p text:style-name="P148"><text:span text:style-name="Source_20_Text"><text:span text:style-name="T8">not</text:span></text:span></text:p>
          </table:table-cell>
          <table:table-cell table:style-name="Table9.D2" office:value-type="string">
            <text:p text:style-name="P150"><text:span text:style-name="Source_20_Text"><text:span text:style-name="T8">sub</text:span></text:span></text:p>
          </table:table-cell>
        </table:table-row>
        <table:table-row>
          <table:table-cell table:style-name="Table9.A2" office:value-type="string">
            <text:p text:style-name="P146"><text:span text:style-name="Source_20_Text"><text:span text:style-name="T8">!</text:span></text:span><text:span text:style-name="Source_20_Text"><text:span text:style-name="T72">=</text:span></text:span></text:p>
          </table:table-cell>
          <table:table-cell table:style-name="Table9.A2" office:value-type="string">
            <text:p text:style-name="P150"><text:span text:style-name="Source_20_Text"><text:span text:style-name="T8">different</text:span></text:span></text:p>
          </table:table-cell>
          <table:table-cell table:style-name="Table9.A2" office:value-type="string">
            <text:p text:style-name="P148"><text:span text:style-name="Source_20_Text"><text:span text:style-name="T8">xor</text:span></text:span></text:p>
          </table:table-cell>
          <table:table-cell table:style-name="Table9.D2" office:value-type="string">
            <text:p text:style-name="P150"><text:span text:style-name="Source_20_Text"><text:span text:style-name="T8">only</text:span></text:span></text:p>
          </table:table-cell>
        </table:table-row>
        <table:table-row>
          <table:table-cell table:style-name="Table9.A2" office:value-type="string">
            <text:p text:style-name="P148"><text:span text:style-name="Source_20_Text"><text:span text:style-name="T8">&gt;=</text:span></text:span></text:p>
          </table:table-cell>
          <table:table-cell table:style-name="Table9.A2" office:value-type="string">
            <text:p text:style-name="P150"><text:span text:style-name="Source_20_Text"><text:span text:style-name="T8">greater_or_equal</text:span></text:span></text:p>
          </table:table-cell>
          <table:table-cell table:style-name="Table9.A2" office:value-type="string">
            <text:p text:style-name="P148"><text:span text:style-name="Source_20_Text"><text:span text:style-name="T8">&gt;&gt;</text:span></text:span></text:p>
          </table:table-cell>
          <table:table-cell table:style-name="Table9.D2" office:value-type="string">
            <text:p text:style-name="P150"><text:span text:style-name="Source_20_Text"><text:span text:style-name="T8">shift_right</text:span></text:span></text:p>
          </table:table-cell>
        </table:table-row>
        <text:soft-page-break/>
        <table:table-row>
          <table:table-cell table:style-name="Table9.A2" office:value-type="string">
            <text:p text:style-name="P148"><text:span text:style-name="Source_20_Text"><text:span text:style-name="T8">&lt;=</text:span></text:span></text:p>
          </table:table-cell>
          <table:table-cell table:style-name="Table9.A2" office:value-type="string">
            <text:p text:style-name="P150"><text:span text:style-name="Source_20_Text"><text:span text:style-name="T8">less_or_equal</text:span></text:span></text:p>
          </table:table-cell>
          <table:table-cell table:style-name="Table9.A2" office:value-type="string">
            <text:p text:style-name="P148"><text:span text:style-name="Source_20_Text"><text:span text:style-name="T8">&lt;&lt;</text:span></text:span></text:p>
          </table:table-cell>
          <table:table-cell table:style-name="Table9.D2" office:value-type="string">
            <text:p text:style-name="P150"><text:span text:style-name="Source_20_Text"><text:span text:style-name="T8">shift_left</text:span></text:span></text:p>
          </table:table-cell>
        </table:table-row>
        <table:table-row>
          <table:table-cell table:style-name="Table9.A2" office:value-type="string">
            <text:p text:style-name="P148"><text:span text:style-name="Source_20_Text"><text:span text:style-name="T8">+</text:span></text:span></text:p>
          </table:table-cell>
          <table:table-cell table:style-name="Table9.A2" office:value-type="string">
            <text:p text:style-name="P150"><text:span text:style-name="Source_20_Text"><text:span text:style-name="T8">sum</text:span></text:span></text:p>
          </table:table-cell>
          <table:table-cell table:style-name="Table9.A2" office:value-type="string">
            <text:p text:style-name="P146"><text:span text:style-name="Source_20_Text"><text:span text:style-name="T8">: </text:span></text:span></text:p>
          </table:table-cell>
          <table:table-cell table:style-name="Table9.D2" office:value-type="string">
            <text:p text:style-name="P150"><text:span text:style-name="Source_20_Text"><text:span text:style-name="T8">gradient</text:span></text:span></text:p>
          </table:table-cell>
        </table:table-row>
        <table:table-row>
          <table:table-cell table:style-name="Table9.A2" office:value-type="string">
            <text:p text:style-name="P148"><text:span text:style-name="Source_20_Text"><text:span text:style-name="T8">-</text:span></text:span></text:p>
          </table:table-cell>
          <table:table-cell table:style-name="Table9.A2" office:value-type="string">
            <text:p text:style-name="P150"><text:span text:style-name="Source_20_Text"><text:span text:style-name="T8">sub</text:span></text:span></text:p>
          </table:table-cell>
          <table:table-cell table:style-name="Table9.A2" office:value-type="string">
            <text:p text:style-name="P148"><text:span text:style-name="Source_20_Text"><text:span text:style-name="T8">in</text:span></text:span></text:p>
          </table:table-cell>
          <table:table-cell table:style-name="Table9.D2" office:value-type="string">
            <text:p text:style-name="P150"><text:span text:style-name="Source_20_Text"><text:span text:style-name="T8">contains</text:span></text:span></text:p>
          </table:table-cell>
        </table:table-row>
        <table:table-row>
          <table:table-cell table:style-name="Table9.A2" office:value-type="string">
            <text:p text:style-name="P146"><text:span text:style-name="Source_20_Text"><text:span text:style-name="T8">*</text:span></text:span></text:p>
          </table:table-cell>
          <table:table-cell table:style-name="Table9.A2" office:value-type="string">
            <text:p text:style-name="P150"><text:span text:style-name="Source_20_Text"><text:span text:style-name="T8">mol</text:span></text:span></text:p>
          </table:table-cell>
          <table:table-cell table:style-name="Table9.A2" office:value-type="string">
            <text:p text:style-name="P148"><text:span text:style-name="Source_20_Text"><text:span text:style-name="T8">+-</text:span></text:span></text:p>
          </table:table-cell>
          <table:table-cell table:style-name="Table9.D2" office:value-type="string">
            <text:p text:style-name="P150"><text:span text:style-name="Source_20_Text"><text:span text:style-name="T8">about</text:span></text:span></text:p>
          </table:table-cell>
        </table:table-row>
        <table:table-row>
          <table:table-cell table:style-name="Table9.A2" office:value-type="string">
            <text:p text:style-name="P146"><text:span text:style-name="Source_20_Text"><text:span text:style-name="T8">/</text:span></text:span></text:p>
          </table:table-cell>
          <table:table-cell table:style-name="Table9.A2" office:value-type="string">
            <text:p text:style-name="P150"><text:span text:style-name="Source_20_Text"><text:span text:style-name="T8">div</text:span></text:span></text:p>
          </table:table-cell>
          <table:table-cell table:style-name="Table9.A2" office:value-type="string">
            <text:p text:style-name="P146"><text:span text:style-name="Source_20_Text"><text:span text:style-name="T8">": "</text:span></text:span></text:p>
          </table:table-cell>
          <table:table-cell table:style-name="Table9.D2" office:value-type="string">
            <text:p text:style-name="P150"><text:span text:style-name="Source_20_Text"><text:span text:style-name="T8">set</text:span></text:span></text:p>
          </table:table-cell>
        </table:table-row>
        <table:table-row>
          <table:table-cell table:style-name="Table9.A2" office:value-type="string">
            <text:p text:style-name="P148"><text:span text:style-name="Source_20_Text"><text:span text:style-name="T8">^</text:span></text:span></text:p>
          </table:table-cell>
          <table:table-cell table:style-name="Table9.A2" office:value-type="string">
            <text:p text:style-name="P150"><text:span text:style-name="Source_20_Text"><text:span text:style-name="T8">pow</text:span></text:span></text:p>
          </table:table-cell>
          <table:table-cell table:style-name="Table9.A2" office:value-type="string">
            <text:p text:style-name="P150"><text:span text:style-name="Source_20_Text"><text:span text:style-name="T8">-&gt;</text:span></text:span></text:p>
          </table:table-cell>
          <table:table-cell table:style-name="Table9.D2" office:value-type="string">
            <text:p text:style-name="P151"><text:span text:style-name="Source_20_Text"><text:span text:style-name="T8">pipe</text:span></text:span></text:p>
          </table:table-cell>
        </table:table-row>
        <table:table-row>
          <table:table-cell table:style-name="Table9.A2" office:value-type="string">
            <text:p text:style-name="P148"><text:span text:style-name="Source_20_Text"><text:span text:style-name="T8">%</text:span></text:span></text:p>
          </table:table-cell>
          <table:table-cell table:style-name="Table9.A2" office:value-type="string">
            <text:p text:style-name="P152"><text:span text:style-name="Source_20_Text"><text:span text:style-name="T8">mod</text:span></text:span></text:p>
          </table:table-cell>
          <table:table-cell table:style-name="Table9.A2" office:value-type="string">
            <text:p text:style-name="P149"><text:span text:style-name="Source_20_Text"><text:span text:style-name="T79"/></text:span></text:p>
          </table:table-cell>
          <table:table-cell table:style-name="Table9.D2" office:value-type="string">
            <text:p text:style-name="P147"><text:span text:style-name="Source_20_Text"><text:span text:style-name="T79"/></text:span></text:p>
          </table:table-cell>
        </table:table-row>
      </table:table>
      <text:p text:style-name="P14"><text:line-break/>I simboli creano, in una linea di codice, delle partizioni. Durante il parsing di una linea di codice, il parser crea una lista di oggetti codeline, divisi da simboli.</text:p>
      <text:p text:style-name="P14">Una linea di codice senza simboli verra' trasformata in un singolo oggetto codeline. Se invece e' presente un simbolo, verranno generati due diverse codeline divise da un simbolo. Se sono presenti due simboli verranno generati 3 oggetti codeline, e cosi' via.</text:p>
      <text:p text:style-name="P92">Se piu' simboli sono presenti consecutivamente ed esiste un simbolo dato dall'unione dei due, allora questi verranno uniti. <text:span text:style-name="T159">Altrimenti, resteranno simboli consecutivi.</text:span></text:p>
      <text:p text:style-name="P93">E' inoltre possibile che una variabile (come "and") sia presente nella lista di simboli. In quel caso, la variabile verra' trasformata in un simbolo.</text:p>
      <text:p text:style-name="P14">E.g.: </text:p>
      <table:table table:name="Table1" table:style-name="Table1">
        <table:table-column table:style-name="Table1.A"/>
        <table:table-column table:style-name="Table1.B"/>
        <table:table-row>
          <table:table-cell table:style-name="Table1.A1" office:value-type="string">
            <text:p text:style-name="P22"><text:span text:style-name="Source_20_Text"><text:span text:style-name="T8">print "hello world"</text:span></text:span></text:p>
          </table:table-cell>
          <table:table-cell table:style-name="Table1.B1" office:value-type="string">
            <text:p text:style-name="P22"><text:span text:style-name="Source_20_Text"><text:span text:style-name="T52">[</text:span></text:span><text:span text:style-name="Source_20_Text"><text:span text:style-name="T8">codeline(variable("print"), string("hello world"))</text:span></text:span><text:span text:style-name="Source_20_Text"><text:span text:style-name="T52">]</text:span></text:span></text:p>
          </table:table-cell>
        </table:table-row>
        <table:table-row>
          <table:table-cell table:style-name="Table1.A2" office:value-type="string">
            <text:p text:style-name="P29">1 + 1</text:p>
          </table:table-cell>
          <table:table-cell table:style-name="Table1.B2" office:value-type="string">
            <text:p text:style-name="P26"><text:span text:style-name="Source_20_Text"><text:span text:style-name="T8">[codeline(int(1)), "+", codeline(int(1))]</text:span></text:span></text:p>
          </table:table-cell>
        </table:table-row>
        <table:table-row>
          <table:table-cell table:style-name="Table1.A2" office:value-type="string">
            <text:p text:style-name="P25"><text:span text:style-name="Source_20_Text"><text:span text:style-name="T8">1, 5+3</text:span></text:span></text:p>
          </table:table-cell>
          <table:table-cell table:style-name="Table1.B2" office:value-type="string">
            <text:p text:style-name="P26"><text:span text:style-name="Source_20_Text"><text:span text:style-name="T8">[codeline(int(1)), ",", codeline(int(5)), "+", codeline(int(3))]</text:span></text:span></text:p>
          </table:table-cell>
        </table:table-row>
        <table:table-row>
          <table:table-cell table:style-name="Table1.A2" office:value-type="string">
            <text:p text:style-name="P30"><text:span text:style-name="Source_20_Text"><text:span text:style-name="T8">1+2+3</text:span></text:span></text:p>
          </table:table-cell>
          <table:table-cell table:style-name="Table1.B2" office:value-type="string">
            <text:p text:style-name="P31"><text:span text:style-name="Source_20_Text"><text:span text:style-name="T8">[codeline(int(1)), "+", codeline(int(2)), "+", codeline(int(3))]</text:span></text:span></text:p>
          </table:table-cell>
        </table:table-row>
        <table:table-row>
          <table:table-cell table:style-name="Table1.A2" office:value-type="string">
            <text:p text:style-name="P116"><text:span text:style-name="Source_20_Text"><text:span text:style-name="T8">+3</text:span></text:span></text:p>
          </table:table-cell>
          <table:table-cell table:style-name="Table1.B2" office:value-type="string">
            <text:p text:style-name="P117"><text:span text:style-name="Source_20_Text"><text:span text:style-name="T8">["+", codeline(3)]</text:span></text:span></text:p>
          </table:table-cell>
        </table:table-row>
        <table:table-row>
          <table:table-cell table:style-name="Table1.A2" office:value-type="string">
            <text:p text:style-name="P139"><text:span text:style-name="Source_20_Text"><text:span text:style-name="T8">2-&gt;print</text:span></text:span></text:p>
          </table:table-cell>
          <table:table-cell table:style-name="Table1.B2" office:value-type="string">
            <text:p text:style-name="P140"><text:span text:style-name="Source_20_Text"><text:span text:style-name="T8">[codeline(int(2)), "-&gt;",codeline(varriable("print"))]</text:span></text:span></text:p>
          </table:table-cell>
        </table:table-row>
        <table:table-row>
          <table:table-cell table:style-name="Table1.A2" office:value-type="string">
            <text:p text:style-name="P141"><text:span text:style-name="Source_20_Text"><text:span text:style-name="T8">2</text:span></text:span><text:span text:style-name="Source_20_Text"><text:span text:style-name="T69">&gt;-</text:span></text:span><text:span text:style-name="Source_20_Text"><text:span text:style-name="T8">3</text:span></text:span></text:p>
          </table:table-cell>
          <table:table-cell table:style-name="Table1.B2" office:value-type="string">
            <text:p text:style-name="P142"><text:span text:style-name="Source_20_Text"><text:span text:style-name="T8">[codeline(int(2)), "</text:span></text:span><text:span text:style-name="Source_20_Text"><text:span text:style-name="T69">&gt;</text:span></text:span><text:span text:style-name="Source_20_Text"><text:span text:style-name="T8">", "</text:span></text:span><text:span text:style-name="Source_20_Text"><text:span text:style-name="T68">-</text:span></text:span><text:span text:style-name="Source_20_Text"><text:span text:style-name="T8">", </text:span></text:span><text:span text:style-name="Source_20_Text"><text:span text:style-name="T68">codeline(int(3))</text:span></text:span><text:span text:style-name="Source_20_Text"><text:span text:style-name="T8">]</text:span></text:span></text:p>
          </table:table-cell>
        </table:table-row>
        <table:table-row>
          <table:table-cell table:style-name="Table1.A2" office:value-type="string">
            <text:p text:style-name="P143"><text:span text:style-name="Source_20_Text"><text:span text:style-name="T8">true and false</text:span></text:span></text:p>
          </table:table-cell>
          <table:table-cell table:style-name="Table1.B2" office:value-type="string">
            <text:p text:style-name="P144"><text:span text:style-name="Source_20_Text"><text:span text:style-name="T8">[codeline(variable("true")), "and", codeline(variable("false"))]</text:span></text:span></text:p>
          </table:table-cell>
        </table:table-row>
      </table:table>
      <text:p text:style-name="P15"/>
      <text:p text:style-name="P85">Eseguita questa operazione, il parser sostituira' (in ordine di importanza) i simboli con delle chiamate alle rispettive funzioni, <text:span text:style-name="T152">utilizzando come argomenti la codeline precedente e seguente</text:span>. <text:span text:style-name="T152">Se lo stesso simbolo e' utilizzato piu' volte di seguito, la chiamata alla sua funzione avra' come argomenti tutte le codeline comprese tra i simboli, la precedente e la seguente.</text:span></text:p>
      <text:p text:style-name="P82">Un insieme definito di simboli definiti nel parser sono chiamati unari, e, se non sono preceduti da alcun elemento eccetto altri simboli, possono accettare il solo elemento che segue.</text:p>
      <text:p text:style-name="P17">La chiamata e' effettuata mettendo gli argomenti in una lista preceduti dalla variabile contenente la funzione da chiamare.</text:p>
      <text:p text:style-name="P16">E.g.:</text:p>
      <table:table table:name="Table2" table:style-name="Table2">
        <table:table-column table:style-name="Table2.A"/>
        <table:table-column table:style-name="Table2.B"/>
        <table:table-row>
          <table:table-cell table:style-name="Table2.A1" office:value-type="string">
            <text:p text:style-name="P23"><text:span text:style-name="Source_20_Text"><text:span text:style-name="T52">[</text:span></text:span><text:span text:style-name="Source_20_Text"><text:span text:style-name="T8">codeline(variable("print"), </text:span></text:span><text:soft-page-break/><text:span text:style-name="Source_20_Text"><text:span text:style-name="T8">string("hello world"))</text:span></text:span><text:span text:style-name="Source_20_Text"><text:span text:style-name="T52">]</text:span></text:span></text:p>
          </table:table-cell>
          <table:table-cell table:style-name="Table2.B1" office:value-type="string">
            <text:p text:style-name="P24"><text:span text:style-name="Source_20_Text"><text:span text:style-name="T8">codeline(variable("print"), string("hello </text:span></text:span><text:soft-page-break/><text:span text:style-name="Source_20_Text"><text:span text:style-name="T8">world"))</text:span></text:span></text:p>
          </table:table-cell>
        </table:table-row>
        <table:table-row>
          <table:table-cell table:style-name="Table2.A2" office:value-type="string">
            <text:p text:style-name="P27"><text:span text:style-name="Source_20_Text"><text:span text:style-name="T8">[codeline(int(1)), "+", codeline(int(1))]</text:span></text:span></text:p>
          </table:table-cell>
          <table:table-cell table:style-name="Table2.B2" office:value-type="string">
            <text:p text:style-name="P33"><text:span text:style-name="Source_20_Text"><text:span text:style-name="T8">codeline(</text:span></text:span></text:p>
            <text:p text:style-name="P38"><text:span text:style-name="Source_20_Text"><text:span text:style-name="T8">var("sum"), </text:span></text:span></text:p>
            <text:p text:style-name="P38"><text:span text:style-name="Source_20_Text"><text:span text:style-name="T8">list(codeline(int(1)), codeline(int(1)))</text:span></text:span></text:p>
            <text:p text:style-name="P33"><text:span text:style-name="Source_20_Text"><text:span text:style-name="T8">)</text:span></text:span></text:p>
          </table:table-cell>
        </table:table-row>
        <table:table-row>
          <table:table-cell table:style-name="Table2.A2" office:value-type="string">
            <text:p text:style-name="P28"><text:span text:style-name="Source_20_Text"><text:span text:style-name="T8">[codeline(int(1)), ",", codeline(int(5)), "+", codeline(int(3))]</text:span></text:span></text:p>
          </table:table-cell>
          <table:table-cell table:style-name="Table2.B2" office:value-type="string">
            <text:p text:style-name="P34"><text:span text:style-name="Source_20_Text"><text:span text:style-name="T8">codeline(</text:span></text:span></text:p>
            <text:p text:style-name="P39"><text:span text:style-name="Source_20_Text"><text:span text:style-name="T8">var("</text:span></text:span><text:span text:style-name="Source_20_Text"><text:span text:style-name="T53">to_list</text:span></text:span><text:span text:style-name="Source_20_Text"><text:span text:style-name="T8">"),</text:span></text:span></text:p>
            <text:p text:style-name="P41"><text:span text:style-name="Source_20_Text"><text:span text:style-name="T8">list(codeline(</text:span></text:span></text:p>
            <text:p text:style-name="P45"><text:span text:style-name="Source_20_Text"><text:span text:style-name="T8">var("</text:span></text:span><text:span text:style-name="Source_20_Text"><text:span text:style-name="T54">sum</text:span></text:span><text:span text:style-name="Source_20_Text"><text:span text:style-name="T8">"),</text:span></text:span></text:p>
            <text:p text:style-name="P46"><text:span text:style-name="Source_20_Text"><text:span text:style-name="T8">list(codeline(int(5)), codeline(int(3)))</text:span></text:span></text:p>
            <text:p text:style-name="P40"><text:span text:style-name="Source_20_Text"><text:span text:style-name="T8">))</text:span></text:span></text:p>
            <text:p text:style-name="P34"><text:span text:style-name="Source_20_Text"><text:span text:style-name="T8">)</text:span></text:span></text:p>
          </table:table-cell>
        </table:table-row>
        <table:table-row>
          <table:table-cell table:style-name="Table2.A2" office:value-type="string">
            <text:p text:style-name="P32"><text:span text:style-name="Source_20_Text"><text:span text:style-name="T8">[codeline(int(1)), "+", codeline(int(2)), "+", codeline(int(3))]</text:span></text:span></text:p>
          </table:table-cell>
          <table:table-cell table:style-name="Table2.B2" office:value-type="string">
            <text:p text:style-name="P35"><text:span text:style-name="Source_20_Text"><text:span text:style-name="T8">codeline(</text:span></text:span></text:p>
            <text:p text:style-name="P42"><text:span text:style-name="Source_20_Text"><text:span text:style-name="T8">var("sum"),</text:span></text:span></text:p>
            <text:p text:style-name="P42"><text:span text:style-name="Source_20_Text"><text:span text:style-name="T8">list(</text:span></text:span></text:p>
            <text:p text:style-name="P47"><text:span text:style-name="Source_20_Text"><text:span text:style-name="T8">codeline(int(1)),</text:span></text:span></text:p>
            <text:p text:style-name="P47"><text:span text:style-name="Source_20_Text"><text:span text:style-name="T8">codeline(int(2)),</text:span></text:span></text:p>
            <text:p text:style-name="P47"><text:span text:style-name="Source_20_Text"><text:span text:style-name="T8">codeline(int(3))</text:span></text:span></text:p>
            <text:p text:style-name="P42"><text:span text:style-name="Source_20_Text"><text:span text:style-name="T8">)</text:span></text:span></text:p>
            <text:p text:style-name="P35"><text:span text:style-name="Source_20_Text"><text:span text:style-name="T8">)</text:span></text:span></text:p>
          </table:table-cell>
        </table:table-row>
        <table:table-row>
          <table:table-cell table:style-name="Table2.A2" office:value-type="string">
            <text:p text:style-name="P118"><text:span text:style-name="Source_20_Text"><text:span text:style-name="T8">["+", codeline(3)]</text:span></text:span></text:p>
          </table:table-cell>
          <table:table-cell table:style-name="Table2.B2" office:value-type="string">
            <text:p text:style-name="P119"><text:span text:style-name="Source_20_Text"><text:span text:style-name="T8">codeline(</text:span></text:span></text:p>
            <text:p text:style-name="P161"><text:span text:style-name="Source_20_Text"><text:span text:style-name="T8">var("sum"),</text:span></text:span></text:p>
            <text:p text:style-name="P161"><text:span text:style-name="Source_20_Text"><text:span text:style-name="T8">list(codeline(int(3)))</text:span></text:span></text:p>
            <text:p text:style-name="P119"><text:span text:style-name="Source_20_Text"><text:span text:style-name="T8">)</text:span></text:span></text:p>
          </table:table-cell>
        </table:table-row>
      </table:table>
      <text:p text:style-name="P18">Nota: si possono inserire oggetti codeline in una codeline, in quanto questi rappresentano codice che va immediatamente eseguito. Durante una chiamata gli argomenti vengono "preprocessati", e questa fase esegue ogni codeline presente. Questo argomento verra' affrontato nella sezione sull'esecuzione del codice.</text:p>
      <text:h text:style-name="P108" text:outline-level="3">1.<text:span text:style-name="T162">2</text:span>.1. Indentazione</text:h>
      <text:p text:style-name="P20">La sintassi di Nylo copre l'indentazione, che puo' essere utilizzata in due diversi modi. In entrambi in modi, il codice indentato rappresenta una funzione.</text:p>
      <text:p text:style-name="P19">Un simbolo di tabulazione equivale a 4 spazi.</text:p>
      <text:p text:style-name="P20">Un aumento di indentazione viene considerato come un aperta graffa per una funzione, la de-indentazione una chiusa graffa. Questo detto, l'indentazione ha anche alcuni comportamente particolari.</text:p>
      <text:list xml:id="list2006436108" text:style-name="L9">
        <text:list-item>
          <text:p text:style-name="P79">La funzione definita tramite l'indentazione viene considerata <text:span text:style-name="T153">elemento dell'ultima riga di codice. E.g.:</text:span></text:p>
        </text:list-item>
      </text:list>
      <table:table table:name="Table3" table:style-name="Table3">
        <table:table-column table:style-name="Table3.A"/>
        <table:table-column table:style-name="Table3.B"/>
        <table:table-row>
          <table:table-cell table:style-name="Table3.A1" office:value-type="string">
            <text:p text:style-name="P36"><text:span text:style-name="Source_20_Text"><text:span text:style-name="T8">forever</text:span></text:span></text:p>
            <text:p text:style-name="P43"><text:span text:style-name="Source_20_Text"><text:span text:style-name="T8">print 'please stop'</text:span></text:span></text:p>
          </table:table-cell>
          <table:table-cell table:style-name="Table3.B1" office:value-type="string">
            <text:p text:style-name="P36"><text:span text:style-name="Source_20_Text"><text:span text:style-name="T8">forever {print 'please stop'}</text:span></text:span></text:p>
            <text:p text:style-name="P36"><text:span text:style-name="Source_20_Text"><text:span text:style-name="T8"/></text:span></text:p>
          </table:table-cell>
        </table:table-row>
      </table:table>
      <text:p text:style-name="P12"/>
      <text:list xml:id="list4184471674" text:style-name="L10">
        <text:list-item>
          <text:p text:style-name="P80">Una funzione definita dopo una linea di codice viene pero' considerata esterna ai simboli, quindi viene aggiunto a priori come ultimo elemento. Fa eccezione il caso in cui la linea precedente manchi di un elemento a fine riga. E.g.:</text:p>
        </text:list-item>
      </text:list>
      <table:table table:name="Table4" table:style-name="Table4">
        <table:table-column table:style-name="Table4.A"/>
        <table:table-column table:style-name="Table4.B"/>
        <table:table-row>
          <table:table-cell table:style-name="Table4.A1" office:value-type="string">
            <text:p text:style-name="P37"><text:span text:style-name="Source_20_Text"><text:span text:style-name="T8">1,2</text:span></text:span></text:p>
            <text:p text:style-name="P44"><text:span text:style-name="Source_20_Text"><text:span text:style-name="T8">1+</text:span></text:span></text:p>
          </table:table-cell>
          <table:table-cell table:style-name="Table4.B1" office:value-type="string">
            <text:p text:style-name="P37"><text:span text:style-name="Source_20_Text"><text:span text:style-name="T8">list(1,2){1+}</text:span></text:span></text:p>
          </table:table-cell>
        </table:table-row>
        <text:soft-page-break/>
        <table:table-row>
          <table:table-cell table:style-name="Table4.A2" office:value-type="string">
            <text:p text:style-name="P37"><text:span text:style-name="Source_20_Text"><text:span text:style-name="T8">f:</text:span></text:span></text:p>
            <text:p text:style-name="P44"><text:span text:style-name="Source_20_Text"><text:span text:style-name="T8">1+</text:span></text:span></text:p>
          </table:table-cell>
          <table:table-cell table:style-name="Table4.B2" office:value-type="string">
            <text:p text:style-name="P37"><text:span text:style-name="Source_20_Text"><text:span text:style-name="T8">set(var("f"), {1+})</text:span></text:span></text:p>
          </table:table-cell>
        </table:table-row>
      </table:table>
      <text:p text:style-name="P77"/>
      <text:list xml:id="list1370460225" text:style-name="L12">
        <text:list-item>
          <text:p text:style-name="P106">Una funzione definita tramite indentazione <text:span text:style-name="T177">deve definire gli argomenti utilizzando la keyword </text:span><text:span text:style-name="Source_20_Text"><text:span text:style-name="T80">as</text:span></text:span><text:span text:style-name="T177"> nella linea precedente o </text:span><text:span text:style-name="Source_20_Text"><text:span text:style-name="T80">with</text:span></text:span><text:span text:style-name="T177"> nella prima indentata.</text:span></text:p>
        </text:list-item>
      </text:list>
      <table:table table:name="Table12" table:style-name="Table12">
        <table:table-column table:style-name="Table12.A"/>
        <table:table-column table:style-name="Table12.B"/>
        <table:table-column table:style-name="Table12.C"/>
        <table:table-row>
          <table:table-cell table:style-name="Table12.A1" office:value-type="string">
            <text:p text:style-name="P160"><text:span text:style-name="Source_20_Text"><text:span text:style-name="T8">iter list</text:span></text:span></text:p>
            <text:p text:style-name="P165"><text:span text:style-name="Source_20_Text"><text:span text:style-name="T8">with k</text:span></text:span></text:p>
            <text:p text:style-name="P165"><text:span text:style-name="Source_20_Text"><text:span text:style-name="T8">k + 1</text:span></text:span></text:p>
          </table:table-cell>
          <table:table-cell table:style-name="Table12.A1" office:value-type="string">
            <text:p text:style-name="P160"><text:span text:style-name="Source_20_Text"><text:span text:style-name="T8">iter list as k</text:span></text:span></text:p>
            <text:p text:style-name="P165"><text:span text:style-name="Source_20_Text"><text:span text:style-name="T8">k + 1</text:span></text:span></text:p>
          </table:table-cell>
          <table:table-cell table:style-name="Table12.C1" office:value-type="string">
            <text:p text:style-name="P160"><text:span text:style-name="Source_20_Text"><text:span text:style-name="T8">iter list {k | k + 1}</text:span></text:span></text:p>
          </table:table-cell>
        </table:table-row>
      </table:table>
      <text:list xml:id="list185458229415643" text:continue-numbering="true" text:style-name="L12">
        <text:list-header>
          <text:p text:style-name="P106"><text:line-break/><text:span text:style-name="T178">E' consigliato utilizzare </text:span><text:span text:style-name="Source_20_Text"><text:span text:style-name="T81">with</text:span></text:span><text:span text:style-name="T178"> nella definizione di funzioni e </text:span><text:span text:style-name="Source_20_Text"><text:span text:style-name="T81">as</text:span></text:span><text:span text:style-name="T178"> nelle iterazioni.</text:span></text:p>
        </text:list-header>
      </text:list>
      <text:h text:style-name="P113" text:outline-level="2">1.<text:span text:style-name="T162">3</text:span>. Pacchetti e Moduli</text:h>
      <text:p text:style-name="P86">Pacchetti e moduli hanno come obbiettivo il collegare piu' progetti differenti nella maniera piu' semplice possibile. Un pacchetto e' composto da uno o piu' moduli <text:span text:style-name="T154">in una directory</text:span>, ognuno dei quali e' un file Nylo.</text:p>
      <text:p text:style-name="P86">Quando un file Nylo chiede di importare un modulo, questo verra' eseguito, e il dizionario delle variabili dell'ultima chiamata del contesto verra aggiornato' con il dizionario delle variabili della chiamata base del contesto del modulo importato.</text:p>
      <text:p text:style-name="P83"><text:span text:style-name="T154">Quando un file Nylo chiede di importare un pacchetto lo stesso procedimento verra' eseguito con il pacchetto principale, ovvero quello chiamato </text:span><text:span text:style-name="Source_20_Text"><text:span text:style-name="T55">main.ny</text:span></text:span><text:span text:style-name="T131">. Questo ha lo scopo di importare manualmente i vari moduli presenti nella directory del pacchetto ed eventualmente cancellare variabili inutili.</text:span></text:p>
      <text:p text:style-name="P87"><text:span text:style-name="T131">Q</text:span><text:span text:style-name="T106">uando si cerca di importare una keyword, viene prima controllato se esiste un modulo e poi un pacchetto omonimo, prima nella directory del file, e successivamente nella directory di installazione di Nylo.</text:span></text:p>
      <text:h text:style-name="P114" text:outline-level="2">2. Parsing</text:h>
      <text:p text:style-name="P88">Il Parsing e' la parte dell'interprete che traduce una stringa di codice in un oggetto Nylo di codice.</text:p>
      <text:p text:style-name="P88"><text:span text:style-name="T157">Ad ogni elemento definibile nella sintassi di Nylo e' correlato una serie di possibili inizi, determinabili dalla loro sintassi.</text:span></text:p>
      <table:table table:name="Table5" table:style-name="Table5">
        <table:table-column table:style-name="Table5.A"/>
        <table:table-column table:style-name="Table5.B"/>
        <table:table-column table:style-name="Table5.C"/>
        <table:table-row>
          <table:table-cell table:style-name="Table5.A1" office:value-type="string">
            <text:p text:style-name="P123">Inizio:</text:p>
          </table:table-cell>
          <table:table-cell table:style-name="Table5.A1" office:value-type="string">
            <text:p text:style-name="P123">Nome parser dedicato:</text:p>
          </table:table-cell>
          <table:table-cell table:style-name="Table5.C1" office:value-type="string">
            <text:p text:style-name="P123">Possibili tipi ritornati:</text:p>
          </table:table-cell>
        </table:table-row>
        <table:table-row>
          <table:table-cell table:style-name="Table5.A2" office:value-type="string">
            <text:p text:style-name="P125"><text:span text:style-name="Source_20_Text"><text:span text:style-name="T8">["0", "1", "2", "3", "4", "5", "6", "7", "8", "9", ".0", ".1", ".2", ".3", ".4", ".5", ".6", ".7", ".8", ".9"]</text:span></text:span></text:p>
          </table:table-cell>
          <table:table-cell table:style-name="Table5.A2" office:value-type="string">
            <text:p text:style-name="P123"><text:span text:style-name="Source_20_Text"><text:span text:style-name="T61">parse_number</text:span></text:span><text:span text:style-name="Source_20_Text"><text:span text:style-name="T8"> </text:span></text:span></text:p>
          </table:table-cell>
          <table:table-cell table:style-name="Table5.C2" office:value-type="string">
            <text:p text:style-name="P123"><text:span text:style-name="Source_20_Text"><text:span text:style-name="T64">int, float, imag</text:span></text:span><text:span text:style-name="Source_20_Text"><text:span text:style-name="T8"> </text:span></text:span></text:p>
          </table:table-cell>
        </table:table-row>
        <table:table-row>
          <table:table-cell table:style-name="Table5.A2" office:value-type="string">
            <text:p text:style-name="P123"><text:span text:style-name="Source_20_Text"><text:span text:style-name="T60">["[</text:span></text:span><text:span text:style-name="Source_20_Text"><text:span text:style-name="T8">"</text:span></text:span><text:span text:style-name="Source_20_Text"><text:span text:style-name="T60">]</text:span></text:span></text:p>
          </table:table-cell>
          <table:table-cell table:style-name="Table5.A2" office:value-type="string">
            <text:p text:style-name="P127"><text:span text:style-name="Source_20_Text"><text:span text:style-name="T8">parse_</text:span></text:span><text:span text:style-name="Source_20_Text"><text:span text:style-name="T62">square</text:span></text:span><text:span text:style-name="Source_20_Text"><text:span text:style-name="T8">_bracket</text:span></text:span></text:p>
          </table:table-cell>
          <table:table-cell table:style-name="Table5.C2" office:value-type="string">
            <text:p text:style-name="P128"><text:span text:style-name="Source_20_Text"><text:span text:style-name="T8">list, dict</text:span></text:span></text:p>
          </table:table-cell>
        </table:table-row>
        <table:table-row>
          <table:table-cell table:style-name="Table5.A2" office:value-type="string">
            <text:p text:style-name="P120"><text:span text:style-name="Source_20_Text"><text:span text:style-name="T60">["'", "\""]</text:span></text:span></text:p>
          </table:table-cell>
          <table:table-cell table:style-name="Table5.A2" office:value-type="string">
            <text:p text:style-name="P127"><text:span text:style-name="Source_20_Text"><text:span text:style-name="T8">parse_string</text:span></text:span></text:p>
          </table:table-cell>
          <table:table-cell table:style-name="Table5.C2" office:value-type="string">
            <text:p text:style-name="P128"><text:span text:style-name="Source_20_Text"><text:span text:style-name="T8">str</text:span></text:span></text:p>
          </table:table-cell>
        </table:table-row>
        <table:table-row>
          <table:table-cell table:style-name="Table5.A2" office:value-type="string">
            <text:p text:style-name="P124"><text:span text:style-name="Source_20_Text"><text:span text:style-name="T60">[</text:span></text:span><text:span text:style-name="Source_20_Text"><text:span text:style-name="T8">{lettere maiuscole e minuscole}</text:span></text:span><text:span text:style-name="Source_20_Text"><text:span text:style-name="T60">]</text:span></text:span></text:p>
          </table:table-cell>
          <table:table-cell table:style-name="Table5.A2" office:value-type="string">
            <text:p text:style-name="P127"><text:span text:style-name="Source_20_Text"><text:span text:style-name="T8">parse_variable</text:span></text:span></text:p>
          </table:table-cell>
          <table:table-cell table:style-name="Table5.C2" office:value-type="string">
            <text:p text:style-name="P128"><text:span text:style-name="Source_20_Text"><text:span text:style-name="T70">v</text:span></text:span><text:span text:style-name="Source_20_Text"><text:span text:style-name="T8">ar, </text:span></text:span><text:span text:style-name="Source_20_Text"><text:span text:style-name="T70">symb</text:span></text:span></text:p>
          </table:table-cell>
        </table:table-row>
        <table:table-row>
          <table:table-cell table:style-name="Table5.A2" office:value-type="string">
            <text:p text:style-name="P126"><text:span text:style-name="Source_20_Text"><text:span text:style-name="T8">["{"]</text:span></text:span></text:p>
          </table:table-cell>
          <table:table-cell table:style-name="Table5.A2" office:value-type="string">
            <text:p text:style-name="P127"><text:span text:style-name="Source_20_Text"><text:span text:style-name="T8">parse_</text:span></text:span><text:span text:style-name="Source_20_Text"><text:span text:style-name="T63">curly_</text:span></text:span><text:span text:style-name="Source_20_Text"><text:span text:style-name="T8">bracket</text:span></text:span></text:p>
          </table:table-cell>
          <table:table-cell table:style-name="Table5.C2" office:value-type="string">
            <text:p text:style-name="P123"><text:span text:style-name="Source_20_Text"><text:span text:style-name="T64">fun</text:span></text:span><text:span text:style-name="Source_20_Text"><text:span text:style-name="T8">, </text:span></text:span><text:span text:style-name="Source_20_Text"><text:span text:style-name="T64">struct</text:span></text:span></text:p>
          </table:table-cell>
        </table:table-row>
        <table:table-row table:style-name="Table5.7">
          <table:table-cell table:style-name="Table5.A2" office:value-type="string">
            <text:p text:style-name="P124"><text:span text:style-name="Source_20_Text"><text:span text:style-name="T61">[</text:span></text:span><text:span text:style-name="Source_20_Text"><text:span text:style-name="T8">"//"</text:span></text:span><text:span text:style-name="Source_20_Text"><text:span text:style-name="T61">]</text:span></text:span></text:p>
          </table:table-cell>
          <table:table-cell table:style-name="Table5.A2" office:value-type="string">
            <text:p text:style-name="P128"><text:span text:style-name="Source_20_Text"><text:span text:style-name="T8">parse_inline_comment</text:span></text:span></text:p>
          </table:table-cell>
          <table:table-cell table:style-name="Table5.C2" office:value-type="string">
            <text:p text:style-name="P128"><text:span text:style-name="Source_20_Text"><text:span text:style-name="T8">none</text:span></text:span></text:p>
          </table:table-cell>
        </table:table-row>
        <text:soft-page-break/>
        <table:table-row table:style-name="Table5.7">
          <table:table-cell table:style-name="Table5.A2" office:value-type="string">
            <text:p text:style-name="P129"><text:span text:style-name="Source_20_Text"><text:span text:style-name="T8">["/*"]</text:span></text:span></text:p>
          </table:table-cell>
          <table:table-cell table:style-name="Table5.A2" office:value-type="string">
            <text:p text:style-name="P128"><text:span text:style-name="Source_20_Text"><text:span text:style-name="T8">parse_multiline_comment</text:span></text:span></text:p>
          </table:table-cell>
          <table:table-cell table:style-name="Table5.C2" office:value-type="string">
            <text:p text:style-name="P128"><text:span text:style-name="Source_20_Text"><text:span text:style-name="T8">none</text:span></text:span></text:p>
          </table:table-cell>
        </table:table-row>
        <table:table-row table:style-name="Table5.7">
          <table:table-cell table:style-name="Table5.A2" office:value-type="string">
            <text:p text:style-name="P130"><text:span text:style-name="Source_20_Text"><text:span text:style-name="T8">["#"]</text:span></text:span></text:p>
          </table:table-cell>
          <table:table-cell table:style-name="Table5.A2" office:value-type="string">
            <text:p text:style-name="P131"><text:span text:style-name="Source_20_Text"><text:span text:style-name="T8">parse_exa</text:span></text:span></text:p>
          </table:table-cell>
          <table:table-cell table:style-name="Table5.C2" office:value-type="string">
            <text:p text:style-name="P131"><text:span text:style-name="Source_20_Text"><text:span text:style-name="T8">int</text:span></text:span></text:p>
          </table:table-cell>
        </table:table-row>
        <table:table-row table:style-name="Table5.7">
          <table:table-cell table:style-name="Table5.A2" office:value-type="string">
            <text:p text:style-name="P132"><text:span text:style-name="Source_20_Text"><text:span text:style-name="T8">["("]</text:span></text:span></text:p>
          </table:table-cell>
          <table:table-cell table:style-name="Table5.A2" office:value-type="string">
            <text:p text:style-name="P133"><text:span text:style-name="Source_20_Text"><text:span text:style-name="T8">parse_round_bracket</text:span></text:span></text:p>
          </table:table-cell>
          <table:table-cell table:style-name="Table5.C2" office:value-type="string">
            <text:p text:style-name="P133"><text:span text:style-name="Source_20_Text"><text:span text:style-name="T8">codeline</text:span></text:span></text:p>
          </table:table-cell>
        </table:table-row>
      </table:table>
      <text:p text:style-name="P84"><text:span text:style-name="T158"><text:line-break/>Il parser del codice controllera' all'index a cui si trova quale elemento si ha, e chiamera' il rispettivo parser. Questo leggera' l'elemento fino alla sua fine, e tornera' l'elemento e l'index a cui e' arrivato. Il parser del codice quindi controllera' l'elemento presente al nuovo index, e chiamera' il rispettivo parser, e cosi' via', fino alla conclusione del codice.</text:span></text:p>
      <text:p text:style-name="P90">Ogni parser sopra descritto ha anche una fine, ovvero dei caratteri a cui deve fermarsi perche' l'elemento e' finito, tornare l'elemento che ha elaborato e l'index a cui e' arrivato.</text:p>
      <table:table table:name="Table6" table:style-name="Table6">
        <table:table-column table:style-name="Table6.A"/>
        <table:table-column table:style-name="Table6.B"/>
        <table:table-row>
          <table:table-cell table:style-name="Table6.A1" office:value-type="string">
            <text:p text:style-name="P135">Nome parser dedicato:</text:p>
          </table:table-cell>
          <table:table-cell table:style-name="Table6.B1" office:value-type="string">
            <text:p text:style-name="P135">Fine:</text:p>
          </table:table-cell>
        </table:table-row>
        <table:table-row>
          <table:table-cell table:style-name="Table6.A2" office:value-type="string">
            <text:p text:style-name="P134"><text:span text:style-name="Source_20_Text"><text:span text:style-name="T8">parse_number</text:span></text:span></text:p>
          </table:table-cell>
          <table:table-cell table:style-name="Table6.B2" office:value-type="string">
            <text:p text:style-name="P120"><text:span text:style-name="Source_20_Text"><text:span text:style-name="T65">[</text:span></text:span><text:span text:style-name="Source_20_Text"><text:span text:style-name="T8">" "</text:span></text:span><text:span text:style-name="Source_20_Text"><text:span text:style-name="T65">]</text:span></text:span></text:p>
          </table:table-cell>
        </table:table-row>
        <table:table-row>
          <table:table-cell table:style-name="Table6.A2" office:value-type="string">
            <text:p text:style-name="P134"><text:span text:style-name="Source_20_Text"><text:span text:style-name="T8">parse_square_bracket</text:span></text:span></text:p>
          </table:table-cell>
          <table:table-cell table:style-name="Table6.B2" office:value-type="string">
            <text:p text:style-name="P134"><text:span text:style-name="Source_20_Text"><text:span text:style-name="T8">["]"]</text:span></text:span></text:p>
          </table:table-cell>
        </table:table-row>
        <table:table-row>
          <table:table-cell table:style-name="Table6.A2" office:value-type="string">
            <text:p text:style-name="P134"><text:span text:style-name="Source_20_Text"><text:span text:style-name="T8">parse_string</text:span></text:span></text:p>
          </table:table-cell>
          <table:table-cell table:style-name="Table6.B2" office:value-type="string">
            <text:p text:style-name="P134"><text:span text:style-name="Source_20_Text"><text:span text:style-name="T8">["'", "\""]</text:span></text:span></text:p>
          </table:table-cell>
        </table:table-row>
        <table:table-row>
          <table:table-cell table:style-name="Table6.A2" office:value-type="string">
            <text:p text:style-name="P134"><text:span text:style-name="Source_20_Text"><text:span text:style-name="T8">parse_variable</text:span></text:span></text:p>
          </table:table-cell>
          <table:table-cell table:style-name="Table6.B2" office:value-type="string">
            <text:p text:style-name="P134"><text:span text:style-name="Source_20_Text"><text:span text:style-name="T8">[" "]</text:span></text:span></text:p>
          </table:table-cell>
        </table:table-row>
        <table:table-row>
          <table:table-cell table:style-name="Table6.A2" office:value-type="string">
            <text:p text:style-name="P134"><text:span text:style-name="Source_20_Text"><text:span text:style-name="T8">parse_curly_bracket</text:span></text:span></text:p>
          </table:table-cell>
          <table:table-cell table:style-name="Table6.B2" office:value-type="string">
            <text:p text:style-name="P134"><text:span text:style-name="Source_20_Text"><text:span text:style-name="T8">["}"]</text:span></text:span></text:p>
          </table:table-cell>
        </table:table-row>
        <table:table-row>
          <table:table-cell table:style-name="Table6.A2" office:value-type="string">
            <text:p text:style-name="P134"><text:span text:style-name="Source_20_Text"><text:span text:style-name="T8">parse_inline_comment</text:span></text:span></text:p>
          </table:table-cell>
          <table:table-cell table:style-name="Table6.B2" office:value-type="string">
            <text:p text:style-name="P134"><text:span text:style-name="Source_20_Text"><text:span text:style-name="T8">["\n"]</text:span></text:span></text:p>
          </table:table-cell>
        </table:table-row>
        <table:table-row>
          <table:table-cell table:style-name="Table6.A2" office:value-type="string">
            <text:p text:style-name="P134"><text:span text:style-name="Source_20_Text"><text:span text:style-name="T8">parse_multiline_comment</text:span></text:span></text:p>
          </table:table-cell>
          <table:table-cell table:style-name="Table6.B2" office:value-type="string">
            <text:p text:style-name="P134"><text:span text:style-name="Source_20_Text"><text:span text:style-name="T8">["*/"]</text:span></text:span></text:p>
          </table:table-cell>
        </table:table-row>
        <table:table-row>
          <table:table-cell table:style-name="Table6.A2" office:value-type="string">
            <text:p text:style-name="P134"><text:span text:style-name="Source_20_Text"><text:span text:style-name="T8">parse_exa</text:span></text:span></text:p>
          </table:table-cell>
          <table:table-cell table:style-name="Table6.B2" office:value-type="string">
            <text:p text:style-name="P134"><text:span text:style-name="Source_20_Text"><text:span text:style-name="T8">[" "]</text:span></text:span></text:p>
          </table:table-cell>
        </table:table-row>
        <table:table-row>
          <table:table-cell table:style-name="Table6.A2" office:value-type="string">
            <text:p text:style-name="P134"><text:span text:style-name="Source_20_Text"><text:span text:style-name="T8">parse_round_bracket</text:span></text:span></text:p>
          </table:table-cell>
          <table:table-cell table:style-name="Table6.B2" office:value-type="string">
            <text:p text:style-name="P134"><text:span text:style-name="Source_20_Text"><text:span text:style-name="T8">[")"]</text:span></text:span></text:p>
          </table:table-cell>
        </table:table-row>
      </table:table>
      <text:h text:style-name="Heading_20_3" text:outline-level="3"><text:line-break/><text:span text:style-name="T171">2.0. parse_element</text:span></text:h>
      <text:p text:style-name="P103">La funzione <text:span text:style-name="Source_20_Text"><text:span text:style-name="T78">parse_element</text:span></text:span> si occupa di, <text:span text:style-name="T172">data una stringa contenente del codice e un index di questa stringa, di chiamare il parser corretto tra quelli elencati precedentemente, e alla conclusione del parser chiamato, tornare l'oggetto parsato e l'index a cui e' arrivato (ovvero quello immediatamente successivo alla fine dell'oggetto).</text:span></text:p>
      <text:p text:style-name="P103"><text:span text:style-name="T172">Questa funzione viene chiamata piu' volte consecutivamente dalla funzione generale parse_until finche' non si arriva al carattere a cui si questa si deve fermare. In questo modo, si possono parsare tutti gli elementi fino a un determinato carattere.</text:span></text:p>
      <text:p text:style-name="P104">Viene utilizzato il dizionario <text:span text:style-name="Source_20_Text"><text:span text:style-name="T8">right_parser_by_start</text:span></text:span>, che contiene come chiavi gli inizi descritti nella prima tabella di questa sezione, e come valori i rispettivi parser dedicati.</text:p>
      <table:table table:name="Table10" table:style-name="Table10">
        <table:table-column table:style-name="Table10.A" table:number-columns-repeated="2"/>
        <table:table-row>
          <table:table-cell table:style-name="Table10.A1" office:value-type="string">
            <text:p text:style-name="P154">Input di esempio:</text:p>
          </table:table-cell>
          <table:table-cell table:style-name="Table10.B1" office:value-type="string">
            <text:p text:style-name="P154">Output di esempio:</text:p>
          </table:table-cell>
        </table:table-row>
        <table:table-row>
          <table:table-cell table:style-name="Table10.A2" office:value-type="string">
            <text:p text:style-name="P155"><text:span text:style-name="Source_20_Text"><text:span text:style-name="T75">codice</text:span></text:span><text:span text:style-name="Source_20_Text"><text:span text:style-name="T8">: "print 10 'hi'"</text:span></text:span></text:p>
            <text:p text:style-name="P155"><text:span text:style-name="Source_20_Text"><text:span text:style-name="T75">index: 0 </text:span></text:span><text:span text:style-name="Source_20_Text"><text:span text:style-name="T8"><text:s/></text:span></text:span></text:p>
          </table:table-cell>
          <table:table-cell table:style-name="Table10.B2" office:value-type="string">
            <text:p text:style-name="P156"><text:span text:style-name="Source_20_Text"><text:span text:style-name="T76">o</text:span></text:span><text:span text:style-name="Source_20_Text"><text:span text:style-name="T8">ggetto: var("print")</text:span></text:span></text:p>
            <text:p text:style-name="P156"><text:span text:style-name="Source_20_Text"><text:span text:style-name="T8">index: 6</text:span></text:span></text:p>
          </table:table-cell>
        </table:table-row>
        <table:table-row>
          <table:table-cell table:style-name="Table10.A2" office:value-type="string">
            <text:p text:style-name="P156"><text:span text:style-name="Source_20_Text"><text:span text:style-name="T76">c</text:span></text:span><text:span text:style-name="Source_20_Text"><text:span text:style-name="T8">odice: "print 10 'hi'"</text:span></text:span></text:p>
            <text:p text:style-name="P156"><text:span text:style-name="Source_20_Text"><text:span text:style-name="T8">index: 7</text:span></text:span></text:p>
          </table:table-cell>
          <table:table-cell table:style-name="Table10.B2" office:value-type="string">
            <text:p text:style-name="P156"><text:span text:style-name="Source_20_Text"><text:span text:style-name="T76">o</text:span></text:span><text:span text:style-name="Source_20_Text"><text:span text:style-name="T8">ggetto: int(10)</text:span></text:span></text:p>
            <text:p text:style-name="P156"><text:span text:style-name="Source_20_Text"><text:span text:style-name="T8">index: 9</text:span></text:span></text:p>
          </table:table-cell>
        </table:table-row>
        <table:table-row>
          <table:table-cell table:style-name="Table10.A2" office:value-type="string">
            <text:p text:style-name="P156"><text:span text:style-name="Source_20_Text"><text:span text:style-name="T76">c</text:span></text:span><text:span text:style-name="Source_20_Text"><text:span text:style-name="T8">odice: "print 10 'hi'"</text:span></text:span></text:p>
            <text:p text:style-name="P156"><text:span text:style-name="Source_20_Text"><text:span text:style-name="T8">index: 10</text:span></text:span></text:p>
          </table:table-cell>
          <table:table-cell table:style-name="Table10.B2" office:value-type="string">
            <text:p text:style-name="P156"><text:span text:style-name="Source_20_Text"><text:span text:style-name="T77">o</text:span></text:span><text:span text:style-name="Source_20_Text"><text:span text:style-name="T8">ggetto: str("hi")</text:span></text:span></text:p>
            <text:p text:style-name="P156"><text:span text:style-name="Source_20_Text"><text:span text:style-name="T8">index: 14</text:span></text:span></text:p>
          </table:table-cell>
        </table:table-row>
      </table:table>
      <text:p text:style-name="P105"><text:line-break/><text:span text:style-name="T173">Per fare questo, bisogna iterare sulle chiavi del dizionario (che corrispondono ai vari possibili inizi </text:span><text:soft-page-break/><text:span text:style-name="T173">degli elementi) per trovare l'inizio corrispondente al carattere dell'index a cui si e' arrivati. Va quindi chiamato il parser corrispondente a quell'inizio.</text:span></text:p>
      <table:table table:name="Table11" table:style-name="Table11">
        <table:table-column table:style-name="Table11.A"/>
        <table:table-column table:style-name="Table11.B"/>
        <table:table-row>
          <table:table-cell table:style-name="Table11.A1" office:value-type="string">
            <text:p text:style-name="P157"><text:span text:style-name="Source_20_Text"><text:span text:style-name="T8">Nylo</text:span></text:span></text:p>
          </table:table-cell>
          <table:table-cell table:style-name="Table11.B1" office:value-type="string">
            <text:p text:style-name="P158"><text:span text:style-name="Source_20_Text"><text:span text:style-name="T8">parse_element: </text:span></text:span></text:p>
            <text:p text:style-name="P163"><text:span text:style-name="Source_20_Text"><text:span text:style-name="T82">with str </text:span></text:span><text:span text:style-name="Source_20_Text"><text:span text:style-name="T8">code, </text:span></text:span><text:span text:style-name="Source_20_Text"><text:span text:style-name="T83">int </text:span></text:span><text:span text:style-name="Source_20_Text"><text:span text:style-name="T8">index</text:span></text:span></text:p>
            <text:p text:style-name="P162"><text:span text:style-name="Source_20_Text"><text:span text:style-name="T84">iter </text:span></text:span><text:span text:style-name="Source_20_Text"><text:span text:style-name="T8">right_</text:span></text:span><text:span text:style-name="Source_20_Text"><text:span text:style-name="T84">parser_by_start as possible_starts, parser</text:span></text:span></text:p>
            <text:p text:style-name="P166"><text:span text:style-name="Source_20_Text"><text:span text:style-name="T8">if (startswith(code, possible_starts, index)</text:span></text:span><text:span text:style-name="Source_20_Text"><text:span text:style-name="T85">)</text:span></text:span></text:p>
            <text:p text:style-name="P168"><text:span text:style-name="Source_20_Text"><text:span text:style-name="T8">parsed_object, new_index: parser(code, index)</text:span></text:span></text:p>
            <text:p text:style-name="P168"><text:span text:style-name="Source_20_Text"><text:span text:style-name="T8">return (parsed_object, new_index)</text:span></text:span></text:p>
          </table:table-cell>
        </table:table-row>
        <table:table-row>
          <table:table-cell table:style-name="Table11.A2" office:value-type="string">
            <text:p text:style-name="P157"><text:span text:style-name="Source_20_Text"><text:span text:style-name="T8">Python</text:span></text:span></text:p>
          </table:table-cell>
          <table:table-cell table:style-name="Table11.B2" office:value-type="string">
            <text:p text:style-name="P159"><text:span text:style-name="Source_20_Text"><text:span text:style-name="T8">def parse_element(code: str, index: int):</text:span></text:span></text:p>
            <text:p text:style-name="P164"><text:span text:style-name="Source_20_Text"><text:span text:style-name="T8">for possible_starts in right_parser_by_start:</text:span></text:span></text:p>
            <text:p text:style-name="P167"><text:span text:style-name="Source_20_Text"><text:span text:style-name="T8">if any(code.startswith(start, index) for start in possible_starts):</text:span></text:span></text:p>
            <text:p text:style-name="P169"><text:span text:style-name="Source_20_Text"><text:span text:style-name="T8">parsed_object, new_index = </text:span></text:span><text:span text:style-name="Source_20_Text"><text:span text:style-name="T86">\</text:span></text:span></text:p>
            <text:p text:style-name="P169"><text:span text:style-name="Source_20_Text"><text:span text:style-name="T8">right_parser_by_start[possible_starts](code, index)</text:span></text:span></text:p>
            <text:p text:style-name="P168"><text:span text:style-name="Source_20_Text"><text:span text:style-name="T8">return parsed_object, new_index</text:span></text:span></text:p>
          </table:table-cell>
        </table:table-row>
      </table:table>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Mono" svg:font-family="'Noto Mono'" style:font-adornments="Regular"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Noto Sans CJK SC Regular" style:font-size-asian="10.5pt" style:language-asian="zxx" style:country-asian="none" style:font-name-complex="Free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Noto Sans CJK SC Regular"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loext:contextual-spacing="false" fo:line-height="120%" style:page-number="auto" fo:background-color="transparent" style:shadow="none" style:writing-mode="page">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de" style:family="paragraph" style:parent-style-name="Quotations" style:master-page-name="">
      <loext:graphic-properties draw:fill="none" draw:fill-color="#729fcf"/>
      <style:paragraph-properties style:page-number="auto" fo:background-color="transparent" style:shadow="none" style:writing-mode="page">
        <style:tab-stops/>
      </style:paragraph-properties>
      <style:text-properties style:font-name="Noto Mono" fo:font-family="'Noto Mono'" style:font-style-name="Regular" style:font-pitch="fixed" fo:font-size="10pt"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22:13:46.143653130</meta:creation-date>
    <dc:date>2017-12-29T23:44:57.147471812</dc:date>
    <meta:editing-duration>P6DT20H41M59S</meta:editing-duration>
    <meta:editing-cycles>342</meta:editing-cycles>
    <meta:generator>LibreOffice/5.3.1.2$Linux_X86_64 LibreOffice_project/30m0$Build-2</meta:generator>
    <meta:document-statistic meta:table-count="12" meta:image-count="0" meta:object-count="0" meta:page-count="11" meta:paragraph-count="328" meta:word-count="3259" meta:character-count="21677" meta:non-whitespace-character-count="18766"/>
  </office:meta>
</office:document-meta>
</file>